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7.59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30.5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26.59pt"/>
    </style:style>
    <style:style style:name="co6" style:family="table-column">
      <style:table-column-properties fo:break-before="auto" style:column-width="21.15pt"/>
    </style:style>
    <style:style style:name="co7" style:family="table-column">
      <style:table-column-properties fo:break-before="auto" style:column-width="50.91pt"/>
    </style:style>
    <style:style style:name="co8" style:family="table-column">
      <style:table-column-properties fo:break-before="auto" style:column-width="74.4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.15pt"/>
    </style:style>
    <style:style style:name="co11" style:family="table-column">
      <style:table-column-properties fo:break-before="auto" style:column-width="81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Compute the NTP timestamp for midnight on a date given in the Gregorian calenda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so compute the Julian day number and the modified julian day number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d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NTP timestamp</text:p>
          </table:table-cell>
          <table:table-cell office:value-type="string" calcext:value-type="string">
            <text:p>DTAI</text:p>
          </table:table-cell>
          <table:table-cell office:value-type="string" calcext:value-type="string">
            <text:p>delta T</text:p>
          </table:table-cell>
          <table:table-cell/>
          <table:table-cell office:value-type="string" calcext:value-type="string">
            <text:p>Day Month Year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INT((14-[.B5])/12)" office:value-type="float" office:value="0" calcext:value-type="float">
            <text:p>0</text:p>
          </table:table-cell>
          <table:table-cell table:formula="of:=[.A5]+4800-[.D5]" office:value-type="float" office:value="6745" calcext:value-type="float">
            <text:p>6745</text:p>
          </table:table-cell>
          <table:table-cell table:formula="of:=[.B5]+(12*[.D5]) - 3" office:value-type="float" office:value="5" calcext:value-type="float">
            <text:p>5</text:p>
          </table:table-cell>
          <table:table-cell table:formula="of:=[.C5]+INT(((153*[.F5])+2)/5)+(365*[.E5]) + INT([.E5]/4) - INT([.E5]/100) + INT([.E5]/400) - 32045.5" office:value-type="float" office:value="2431697.5" calcext:value-type="float">
            <text:p>2431697.5</text:p>
          </table:table-cell>
          <table:table-cell table:formula="of:=[.G5]-2400000.5" office:value-type="float" office:value="31697" calcext:value-type="float">
            <text:p>31697</text:p>
          </table:table-cell>
          <table:table-cell table:formula="of:=([.H5] - 15020)*86400" office:value-type="float" office:value="1440892800" calcext:value-type="float">
            <text:p>1440892800</text:p>
          </table:table-cell>
          <table:table-cell/>
          <table:table-cell table:formula="of:=[.J5]+32.184" office:value-type="float" office:value="32.184" calcext:value-type="float">
            <text:p>32.184</text:p>
          </table:table-cell>
          <table:table-cell office:value-type="string" calcext:value-type="string">
            <text:p>#</text:p>
          </table:table-cell>
          <table:table-cell table:formula="of:=DATE([.A5];[.B5];[.C5])" office:value-type="date" office:date-value="1945-08-30" calcext:value-type="date">
            <text:p>30 Aug 194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INT((14-[.B6])/12)" office:value-type="float" office:value="0" calcext:value-type="float">
            <text:p>0</text:p>
          </table:table-cell>
          <table:table-cell table:formula="of:=[.A6]+4800-[.D6]" office:value-type="float" office:value="6816" calcext:value-type="float">
            <text:p>6816</text:p>
          </table:table-cell>
          <table:table-cell table:formula="of:=[.B6]+(12*[.D6]) - 3" office:value-type="float" office:value="0" calcext:value-type="float">
            <text:p>0</text:p>
          </table:table-cell>
          <table:table-cell table:formula="of:=[.C6]+INT(((153*[.F6])+2)/5)+(365*[.E6]) + INT([.E6]/4) - INT([.E6]/100) + INT([.E6]/400) - 32045.5" office:value-type="float" office:value="2457478.5" calcext:value-type="float">
            <text:p>2457478.5</text:p>
          </table:table-cell>
          <table:table-cell table:formula="of:=[.G6]-2400000.5" office:value-type="float" office:value="57478" calcext:value-type="float">
            <text:p>57478</text:p>
          </table:table-cell>
          <table:table-cell table:formula="of:=([.H6] - 15020)*86400" office:value-type="float" office:value="3668371200" calcext:value-type="float">
            <text:p>3668371200</text:p>
          </table:table-cell>
          <table:table-cell/>
          <table:table-cell table:formula="of:=[.J6]+32.184" office:value-type="float" office:value="32.184" calcext:value-type="float">
            <text:p>32.184</text:p>
          </table:table-cell>
          <table:table-cell office:value-type="string" calcext:value-type="string">
            <text:p>#</text:p>
          </table:table-cell>
          <table:table-cell table:formula="of:=DATE([.A6];[.B6];[.C6])" office:value-type="date" office:date-value="2016-03-31" calcext:value-type="date">
            <text:p>31 Mar 2016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7])/12)" office:value-type="float" office:value="1" calcext:value-type="float">
            <text:p>1</text:p>
          </table:table-cell>
          <table:table-cell table:formula="of:=[.A7]+4800-[.D7]" office:value-type="float" office:value="6693" calcext:value-type="float">
            <text:p>6693</text:p>
          </table:table-cell>
          <table:table-cell table:formula="of:=[.B7]+(12*[.D7]) - 3" office:value-type="float" office:value="10" calcext:value-type="float">
            <text:p>10</text:p>
          </table:table-cell>
          <table:table-cell table:formula="of:=[.C7]+INT(((153*[.F7])+2)/5)+(365*[.E7]) + INT([.E7]/4) - INT([.E7]/100) + INT([.E7]/400) - 32045.5" office:value-type="float" office:value="2412829.5" calcext:value-type="float">
            <text:p>2412829.5</text:p>
          </table:table-cell>
          <table:table-cell table:formula="of:=[.G7]-2400000.5" office:value-type="float" office:value="12829" calcext:value-type="float">
            <text:p>12829</text:p>
          </table:table-cell>
          <table:table-cell table:formula="of:=([.H7] - 15020)*86400" office:value-type="float" office:value="-189302400" calcext:value-type="float">
            <text:p>-189302400</text:p>
          </table:table-cell>
          <table:table-cell/>
          <table:table-cell table:formula="of:=[.J7]+32.184" office:value-type="float" office:value="32.184" calcext:value-type="float">
            <text:p>32.184</text:p>
          </table:table-cell>
          <table:table-cell office:value-type="string" calcext:value-type="string">
            <text:p>#</text:p>
          </table:table-cell>
          <table:table-cell table:formula="of:=DATE([.A7];[.B7];[.C7])" office:value-type="date" office:date-value="1894-01-01" calcext:value-type="date">
            <text:p>1 Jan 1894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8])/12)" office:value-type="float" office:value="1" calcext:value-type="float">
            <text:p>1</text:p>
          </table:table-cell>
          <table:table-cell table:formula="of:=[.A8]+4800-[.D8]" office:value-type="float" office:value="6693" calcext:value-type="float">
            <text:p>6693</text:p>
          </table:table-cell>
          <table:table-cell table:formula="of:=[.B8]+(12*[.D8]) - 3" office:value-type="float" office:value="10" calcext:value-type="float">
            <text:p>10</text:p>
          </table:table-cell>
          <table:table-cell table:formula="of:=[.C8]+INT(((153*[.F8])+2)/5)+(365*[.E8]) + INT([.E8]/4) - INT([.E8]/100) + INT([.E8]/400) - 32045.5" office:value-type="float" office:value="2412829.5" calcext:value-type="float">
            <text:p>2412829.5</text:p>
          </table:table-cell>
          <table:table-cell table:formula="of:=[.G8]-2400000.5" office:value-type="float" office:value="12829" calcext:value-type="float">
            <text:p>12829</text:p>
          </table:table-cell>
          <table:table-cell table:formula="of:=([.H8] - 15020)*86400" office:value-type="float" office:value="-189302400" calcext:value-type="float">
            <text:p>-189302400</text:p>
          </table:table-cell>
          <table:table-cell/>
          <table:table-cell table:formula="of:=[.J8]+32.184" office:value-type="float" office:value="32.184" calcext:value-type="float">
            <text:p>32.184</text:p>
          </table:table-cell>
          <table:table-cell office:value-type="string" calcext:value-type="string">
            <text:p>#</text:p>
          </table:table-cell>
          <table:table-cell table:formula="of:=DATE([.A8];[.B8];[.C8])" office:value-type="date" office:date-value="1894-01-01" calcext:value-type="date">
            <text:p>1 Jan 1894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9])/12)" office:value-type="float" office:value="1" calcext:value-type="float">
            <text:p>1</text:p>
          </table:table-cell>
          <table:table-cell table:formula="of:=[.A9]+4800-[.D9]" office:value-type="float" office:value="6693" calcext:value-type="float">
            <text:p>6693</text:p>
          </table:table-cell>
          <table:table-cell table:formula="of:=[.B9]+(12*[.D9]) - 3" office:value-type="float" office:value="10" calcext:value-type="float">
            <text:p>10</text:p>
          </table:table-cell>
          <table:table-cell table:formula="of:=[.C9]+INT(((153*[.F9])+2)/5)+(365*[.E9]) + INT([.E9]/4) - INT([.E9]/100) + INT([.E9]/400) - 32045.5" office:value-type="float" office:value="2412829.5" calcext:value-type="float">
            <text:p>2412829.5</text:p>
          </table:table-cell>
          <table:table-cell table:formula="of:=[.G9]-2400000.5" office:value-type="float" office:value="12829" calcext:value-type="float">
            <text:p>12829</text:p>
          </table:table-cell>
          <table:table-cell table:formula="of:=([.H9] - 15020)*86400" office:value-type="float" office:value="-189302400" calcext:value-type="float">
            <text:p>-189302400</text:p>
          </table:table-cell>
          <table:table-cell/>
          <table:table-cell table:formula="of:=[.J9]+32.184" office:value-type="float" office:value="32.184" calcext:value-type="float">
            <text:p>32.184</text:p>
          </table:table-cell>
          <table:table-cell office:value-type="string" calcext:value-type="string">
            <text:p>#</text:p>
          </table:table-cell>
          <table:table-cell table:formula="of:=DATE([.A9];[.B9];[.C9])" office:value-type="date" office:date-value="1894-01-01" calcext:value-type="date">
            <text:p>1 Jan 189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10])/12)" office:value-type="float" office:value="1" calcext:value-type="float">
            <text:p>1</text:p>
          </table:table-cell>
          <table:table-cell table:formula="of:=[.A10]+4800-[.D10]" office:value-type="float" office:value="6699" calcext:value-type="float">
            <text:p>6699</text:p>
          </table:table-cell>
          <table:table-cell table:formula="of:=[.B10]+(12*[.D10]) - 3" office:value-type="float" office:value="10" calcext:value-type="float">
            <text:p>10</text:p>
          </table:table-cell>
          <table:table-cell table:formula="of:=[.C10]+INT(((153*[.F10])+2)/5)+(365*[.E10]) + INT([.E10]/4) - INT([.E10]/100) + INT([.E10]/400) - 32045.5" office:value-type="float" office:value="2415020.5" calcext:value-type="float">
            <text:p>2415020.5</text:p>
          </table:table-cell>
          <table:table-cell table:formula="of:=[.G10]-2400000.5" office:value-type="float" office:value="15020" calcext:value-type="float">
            <text:p>15020</text:p>
          </table:table-cell>
          <table:table-cell table:formula="of:=([.H10] - 15020)*86400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table:formula="of:=[.J10]+32.184" office:value-type="float" office:value="-2.816" calcext:value-type="float">
            <text:p>-2.816</text:p>
          </table:table-cell>
          <table:table-cell office:value-type="string" calcext:value-type="string">
            <text:p>#</text:p>
          </table:table-cell>
          <table:table-cell table:formula="of:=DATE([.A10];[.B10];[.C10])" office:value-type="date" office:date-value="1900-01-01" calcext:value-type="date">
            <text:p>1 Jan 19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11])/12)" office:value-type="float" office:value="1" calcext:value-type="float">
            <text:p>1</text:p>
          </table:table-cell>
          <table:table-cell table:formula="of:=[.A11]+4800-[.D11]" office:value-type="float" office:value="6700" calcext:value-type="float">
            <text:p>6700</text:p>
          </table:table-cell>
          <table:table-cell table:formula="of:=[.B11]+(12*[.D11]) - 3" office:value-type="float" office:value="10" calcext:value-type="float">
            <text:p>10</text:p>
          </table:table-cell>
          <table:table-cell table:formula="of:=[.C11]+INT(((153*[.F11])+2)/5)+(365*[.E11]) + INT([.E11]/4) - INT([.E11]/100) + INT([.E11]/400) - 32045.5" office:value-type="float" office:value="2415385.5" calcext:value-type="float">
            <text:p>2415385.5</text:p>
          </table:table-cell>
          <table:table-cell table:formula="of:=[.G11]-2400000.5" office:value-type="float" office:value="15385" calcext:value-type="float">
            <text:p>15385</text:p>
          </table:table-cell>
          <table:table-cell table:formula="of:=([.H11] - 15020)*86400" office:value-type="float" office:value="31536000" calcext:value-type="float">
            <text:p>31536000</text:p>
          </table:table-cell>
          <table:table-cell table:formula="of:=[.J10]+1" office:value-type="float" office:value="-34" calcext:value-type="float">
            <text:p>-34</text:p>
          </table:table-cell>
          <table:table-cell table:formula="of:=[.J11]+32.184" office:value-type="float" office:value="-1.816" calcext:value-type="float">
            <text:p>-1.816</text:p>
          </table:table-cell>
          <table:table-cell office:value-type="string" calcext:value-type="string">
            <text:p>#</text:p>
          </table:table-cell>
          <table:table-cell table:formula="of:=DATE([.A11];[.B11];[.C11])" office:value-type="date" office:date-value="1901-01-01" calcext:value-type="date">
            <text:p>1 Jan 190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12])/12)" office:value-type="float" office:value="1" calcext:value-type="float">
            <text:p>1</text:p>
          </table:table-cell>
          <table:table-cell table:formula="of:=[.A12]+4800-[.D12]" office:value-type="float" office:value="6701" calcext:value-type="float">
            <text:p>6701</text:p>
          </table:table-cell>
          <table:table-cell table:formula="of:=[.B12]+(12*[.D12]) - 3" office:value-type="float" office:value="10" calcext:value-type="float">
            <text:p>10</text:p>
          </table:table-cell>
          <table:table-cell table:formula="of:=[.C12]+INT(((153*[.F12])+2)/5)+(365*[.E12]) + INT([.E12]/4) - INT([.E12]/100) + INT([.E12]/400) - 32045.5" office:value-type="float" office:value="2415750.5" calcext:value-type="float">
            <text:p>2415750.5</text:p>
          </table:table-cell>
          <table:table-cell table:formula="of:=[.G12]-2400000.5" office:value-type="float" office:value="15750" calcext:value-type="float">
            <text:p>15750</text:p>
          </table:table-cell>
          <table:table-cell table:formula="of:=([.H12] - 15020)*86400" office:value-type="float" office:value="63072000" calcext:value-type="float">
            <text:p>63072000</text:p>
          </table:table-cell>
          <table:table-cell table:formula="of:=[.J11]+1" office:value-type="float" office:value="-33" calcext:value-type="float">
            <text:p>-33</text:p>
          </table:table-cell>
          <table:table-cell table:formula="of:=[.J12]+32.184" office:value-type="float" office:value="-0.816000000000003" calcext:value-type="float">
            <text:p>-0.816</text:p>
          </table:table-cell>
          <table:table-cell office:value-type="string" calcext:value-type="string">
            <text:p>#</text:p>
          </table:table-cell>
          <table:table-cell table:formula="of:=DATE([.A12];[.B12];[.C12])" office:value-type="date" office:date-value="1902-01-01" calcext:value-type="date">
            <text:p>1 Jan 190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13])/12)" office:value-type="float" office:value="1" calcext:value-type="float">
            <text:p>1</text:p>
          </table:table-cell>
          <table:table-cell table:formula="of:=[.A13]+4800-[.D13]" office:value-type="float" office:value="6702" calcext:value-type="float">
            <text:p>6702</text:p>
          </table:table-cell>
          <table:table-cell table:formula="of:=[.B13]+(12*[.D13]) - 3" office:value-type="float" office:value="10" calcext:value-type="float">
            <text:p>10</text:p>
          </table:table-cell>
          <table:table-cell table:formula="of:=[.C13]+INT(((153*[.F13])+2)/5)+(365*[.E13]) + INT([.E13]/4) - INT([.E13]/100) + INT([.E13]/400) - 32045.5" office:value-type="float" office:value="2416115.5" calcext:value-type="float">
            <text:p>2416115.5</text:p>
          </table:table-cell>
          <table:table-cell table:formula="of:=[.G13]-2400000.5" office:value-type="float" office:value="16115" calcext:value-type="float">
            <text:p>16115</text:p>
          </table:table-cell>
          <table:table-cell table:formula="of:=([.H13] - 15020)*86400" office:value-type="float" office:value="94608000" calcext:value-type="float">
            <text:p>94608000</text:p>
          </table:table-cell>
          <table:table-cell table:formula="of:=[.J12]+1" office:value-type="float" office:value="-32" calcext:value-type="float">
            <text:p>-32</text:p>
          </table:table-cell>
          <table:table-cell table:formula="of:=[.J13]+32.184" office:value-type="float" office:value="0.183999999999998" calcext:value-type="float">
            <text:p>0.184</text:p>
          </table:table-cell>
          <table:table-cell office:value-type="string" calcext:value-type="string">
            <text:p>#</text:p>
          </table:table-cell>
          <table:table-cell table:formula="of:=DATE([.A13];[.B13];[.C13])" office:value-type="date" office:date-value="1903-01-01" calcext:value-type="date">
            <text:p>1 Jan 190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14])/12)" office:value-type="float" office:value="0" calcext:value-type="float">
            <text:p>0</text:p>
          </table:table-cell>
          <table:table-cell table:formula="of:=[.A14]+4800-[.D14]" office:value-type="float" office:value="6703" calcext:value-type="float">
            <text:p>6703</text:p>
          </table:table-cell>
          <table:table-cell table:formula="of:=[.B14]+(12*[.D14]) - 3" office:value-type="float" office:value="4" calcext:value-type="float">
            <text:p>4</text:p>
          </table:table-cell>
          <table:table-cell table:formula="of:=[.C14]+INT(((153*[.F14])+2)/5)+(365*[.E14]) + INT([.E14]/4) - INT([.E14]/100) + INT([.E14]/400) - 32045.5" office:value-type="float" office:value="2416296.5" calcext:value-type="float">
            <text:p>2416296.5</text:p>
          </table:table-cell>
          <table:table-cell table:formula="of:=[.G14]-2400000.5" office:value-type="float" office:value="16296" calcext:value-type="float">
            <text:p>16296</text:p>
          </table:table-cell>
          <table:table-cell table:formula="of:=([.H14] - 15020)*86400" office:value-type="float" office:value="110246400" calcext:value-type="float">
            <text:p>110246400</text:p>
          </table:table-cell>
          <table:table-cell table:formula="of:=[.J13]+1" office:value-type="float" office:value="-31" calcext:value-type="float">
            <text:p>-31</text:p>
          </table:table-cell>
          <table:table-cell table:formula="of:=[.J14]+32.184" office:value-type="float" office:value="1.184" calcext:value-type="float">
            <text:p>1.184</text:p>
          </table:table-cell>
          <table:table-cell office:value-type="string" calcext:value-type="string">
            <text:p>#</text:p>
          </table:table-cell>
          <table:table-cell table:formula="of:=DATE([.A14];[.B14];[.C14])" office:value-type="date" office:date-value="1903-07-01" calcext:value-type="date">
            <text:p>1 Jul 190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15])/12)" office:value-type="float" office:value="1" calcext:value-type="float">
            <text:p>1</text:p>
          </table:table-cell>
          <table:table-cell table:formula="of:=[.A15]+4800-[.D15]" office:value-type="float" office:value="6703" calcext:value-type="float">
            <text:p>6703</text:p>
          </table:table-cell>
          <table:table-cell table:formula="of:=[.B15]+(12*[.D15]) - 3" office:value-type="float" office:value="10" calcext:value-type="float">
            <text:p>10</text:p>
          </table:table-cell>
          <table:table-cell table:formula="of:=[.C15]+INT(((153*[.F15])+2)/5)+(365*[.E15]) + INT([.E15]/4) - INT([.E15]/100) + INT([.E15]/400) - 32045.5" office:value-type="float" office:value="2416480.5" calcext:value-type="float">
            <text:p>2416480.5</text:p>
          </table:table-cell>
          <table:table-cell table:formula="of:=[.G15]-2400000.5" office:value-type="float" office:value="16480" calcext:value-type="float">
            <text:p>16480</text:p>
          </table:table-cell>
          <table:table-cell table:formula="of:=([.H15] - 15020)*86400" office:value-type="float" office:value="126144000" calcext:value-type="float">
            <text:p>126144000</text:p>
          </table:table-cell>
          <table:table-cell table:formula="of:=[.J14]+1" office:value-type="float" office:value="-30" calcext:value-type="float">
            <text:p>-30</text:p>
          </table:table-cell>
          <table:table-cell table:formula="of:=[.J15]+32.184" office:value-type="float" office:value="2.184" calcext:value-type="float">
            <text:p>2.184</text:p>
          </table:table-cell>
          <table:table-cell office:value-type="string" calcext:value-type="string">
            <text:p>#</text:p>
          </table:table-cell>
          <table:table-cell table:formula="of:=DATE([.A15];[.B15];[.C15])" office:value-type="date" office:date-value="1904-01-01" calcext:value-type="date">
            <text:p>1 Jan 1904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16])/12)" office:value-type="float" office:value="1" calcext:value-type="float">
            <text:p>1</text:p>
          </table:table-cell>
          <table:table-cell table:formula="of:=[.A16]+4800-[.D16]" office:value-type="float" office:value="6704" calcext:value-type="float">
            <text:p>6704</text:p>
          </table:table-cell>
          <table:table-cell table:formula="of:=[.B16]+(12*[.D16]) - 3" office:value-type="float" office:value="10" calcext:value-type="float">
            <text:p>10</text:p>
          </table:table-cell>
          <table:table-cell table:formula="of:=[.C16]+INT(((153*[.F16])+2)/5)+(365*[.E16]) + INT([.E16]/4) - INT([.E16]/100) + INT([.E16]/400) - 32045.5" office:value-type="float" office:value="2416846.5" calcext:value-type="float">
            <text:p>2416846.5</text:p>
          </table:table-cell>
          <table:table-cell table:formula="of:=[.G16]-2400000.5" office:value-type="float" office:value="16846" calcext:value-type="float">
            <text:p>16846</text:p>
          </table:table-cell>
          <table:table-cell table:formula="of:=([.H16] - 15020)*86400" office:value-type="float" office:value="157766400" calcext:value-type="float">
            <text:p>157766400</text:p>
          </table:table-cell>
          <table:table-cell table:formula="of:=[.J15]+1" office:value-type="float" office:value="-29" calcext:value-type="float">
            <text:p>-29</text:p>
          </table:table-cell>
          <table:table-cell table:formula="of:=[.J16]+32.184" office:value-type="float" office:value="3.184" calcext:value-type="float">
            <text:p>3.184</text:p>
          </table:table-cell>
          <table:table-cell office:value-type="string" calcext:value-type="string">
            <text:p>#</text:p>
          </table:table-cell>
          <table:table-cell table:formula="of:=DATE([.A16];[.B16];[.C16])" office:value-type="date" office:date-value="1905-01-01" calcext:value-type="date">
            <text:p>1 Jan 1905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17])/12)" office:value-type="float" office:value="1" calcext:value-type="float">
            <text:p>1</text:p>
          </table:table-cell>
          <table:table-cell table:formula="of:=[.A17]+4800-[.D17]" office:value-type="float" office:value="6705" calcext:value-type="float">
            <text:p>6705</text:p>
          </table:table-cell>
          <table:table-cell table:formula="of:=[.B17]+(12*[.D17]) - 3" office:value-type="float" office:value="10" calcext:value-type="float">
            <text:p>10</text:p>
          </table:table-cell>
          <table:table-cell table:formula="of:=[.C17]+INT(((153*[.F17])+2)/5)+(365*[.E17]) + INT([.E17]/4) - INT([.E17]/100) + INT([.E17]/400) - 32045.5" office:value-type="float" office:value="2417211.5" calcext:value-type="float">
            <text:p>2417211.5</text:p>
          </table:table-cell>
          <table:table-cell table:formula="of:=[.G17]-2400000.5" office:value-type="float" office:value="17211" calcext:value-type="float">
            <text:p>17211</text:p>
          </table:table-cell>
          <table:table-cell table:formula="of:=([.H17] - 15020)*86400" office:value-type="float" office:value="189302400" calcext:value-type="float">
            <text:p>189302400</text:p>
          </table:table-cell>
          <table:table-cell table:formula="of:=[.J16]+1" office:value-type="float" office:value="-28" calcext:value-type="float">
            <text:p>-28</text:p>
          </table:table-cell>
          <table:table-cell table:formula="of:=[.J17]+32.184" office:value-type="float" office:value="4.184" calcext:value-type="float">
            <text:p>4.184</text:p>
          </table:table-cell>
          <table:table-cell office:value-type="string" calcext:value-type="string">
            <text:p>#</text:p>
          </table:table-cell>
          <table:table-cell table:formula="of:=DATE([.A17];[.B17];[.C17])" office:value-type="date" office:date-value="1906-01-01" calcext:value-type="date">
            <text:p>1 Jan 1906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18])/12)" office:value-type="float" office:value="0" calcext:value-type="float">
            <text:p>0</text:p>
          </table:table-cell>
          <table:table-cell table:formula="of:=[.A18]+4800-[.D18]" office:value-type="float" office:value="6706" calcext:value-type="float">
            <text:p>6706</text:p>
          </table:table-cell>
          <table:table-cell table:formula="of:=[.B18]+(12*[.D18]) - 3" office:value-type="float" office:value="4" calcext:value-type="float">
            <text:p>4</text:p>
          </table:table-cell>
          <table:table-cell table:formula="of:=[.C18]+INT(((153*[.F18])+2)/5)+(365*[.E18]) + INT([.E18]/4) - INT([.E18]/100) + INT([.E18]/400) - 32045.5" office:value-type="float" office:value="2417392.5" calcext:value-type="float">
            <text:p>2417392.5</text:p>
          </table:table-cell>
          <table:table-cell table:formula="of:=[.G18]-2400000.5" office:value-type="float" office:value="17392" calcext:value-type="float">
            <text:p>17392</text:p>
          </table:table-cell>
          <table:table-cell table:formula="of:=([.H18] - 15020)*86400" office:value-type="float" office:value="204940800" calcext:value-type="float">
            <text:p>204940800</text:p>
          </table:table-cell>
          <table:table-cell table:formula="of:=[.J17]+1" office:value-type="float" office:value="-27" calcext:value-type="float">
            <text:p>-27</text:p>
          </table:table-cell>
          <table:table-cell table:formula="of:=[.J18]+32.184" office:value-type="float" office:value="5.184" calcext:value-type="float">
            <text:p>5.184</text:p>
          </table:table-cell>
          <table:table-cell office:value-type="string" calcext:value-type="string">
            <text:p>#</text:p>
          </table:table-cell>
          <table:table-cell table:formula="of:=DATE([.A18];[.B18];[.C18])" office:value-type="date" office:date-value="1906-07-01" calcext:value-type="date">
            <text:p>1 Jul 1906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19])/12)" office:value-type="float" office:value="1" calcext:value-type="float">
            <text:p>1</text:p>
          </table:table-cell>
          <table:table-cell table:formula="of:=[.A19]+4800-[.D19]" office:value-type="float" office:value="6706" calcext:value-type="float">
            <text:p>6706</text:p>
          </table:table-cell>
          <table:table-cell table:formula="of:=[.B19]+(12*[.D19]) - 3" office:value-type="float" office:value="10" calcext:value-type="float">
            <text:p>10</text:p>
          </table:table-cell>
          <table:table-cell table:formula="of:=[.C19]+INT(((153*[.F19])+2)/5)+(365*[.E19]) + INT([.E19]/4) - INT([.E19]/100) + INT([.E19]/400) - 32045.5" office:value-type="float" office:value="2417576.5" calcext:value-type="float">
            <text:p>2417576.5</text:p>
          </table:table-cell>
          <table:table-cell table:formula="of:=[.G19]-2400000.5" office:value-type="float" office:value="17576" calcext:value-type="float">
            <text:p>17576</text:p>
          </table:table-cell>
          <table:table-cell table:formula="of:=([.H19] - 15020)*86400" office:value-type="float" office:value="220838400" calcext:value-type="float">
            <text:p>220838400</text:p>
          </table:table-cell>
          <table:table-cell table:formula="of:=[.J18]+1" office:value-type="float" office:value="-26" calcext:value-type="float">
            <text:p>-26</text:p>
          </table:table-cell>
          <table:table-cell table:formula="of:=[.J19]+32.184" office:value-type="float" office:value="6.184" calcext:value-type="float">
            <text:p>6.184</text:p>
          </table:table-cell>
          <table:table-cell office:value-type="string" calcext:value-type="string">
            <text:p>#</text:p>
          </table:table-cell>
          <table:table-cell table:formula="of:=DATE([.A19];[.B19];[.C19])" office:value-type="date" office:date-value="1907-01-01" calcext:value-type="date">
            <text:p>1 Jan 1907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20])/12)" office:value-type="float" office:value="1" calcext:value-type="float">
            <text:p>1</text:p>
          </table:table-cell>
          <table:table-cell table:formula="of:=[.A20]+4800-[.D20]" office:value-type="float" office:value="6707" calcext:value-type="float">
            <text:p>6707</text:p>
          </table:table-cell>
          <table:table-cell table:formula="of:=[.B20]+(12*[.D20]) - 3" office:value-type="float" office:value="10" calcext:value-type="float">
            <text:p>10</text:p>
          </table:table-cell>
          <table:table-cell table:formula="of:=[.C20]+INT(((153*[.F20])+2)/5)+(365*[.E20]) + INT([.E20]/4) - INT([.E20]/100) + INT([.E20]/400) - 32045.5" office:value-type="float" office:value="2417941.5" calcext:value-type="float">
            <text:p>2417941.5</text:p>
          </table:table-cell>
          <table:table-cell table:formula="of:=[.G20]-2400000.5" office:value-type="float" office:value="17941" calcext:value-type="float">
            <text:p>17941</text:p>
          </table:table-cell>
          <table:table-cell table:formula="of:=([.H20] - 15020)*86400" office:value-type="float" office:value="252374400" calcext:value-type="float">
            <text:p>252374400</text:p>
          </table:table-cell>
          <table:table-cell table:formula="of:=[.J19]+1" office:value-type="float" office:value="-25" calcext:value-type="float">
            <text:p>-25</text:p>
          </table:table-cell>
          <table:table-cell table:formula="of:=[.J20]+32.184" office:value-type="float" office:value="7.184" calcext:value-type="float">
            <text:p>7.184</text:p>
          </table:table-cell>
          <table:table-cell office:value-type="string" calcext:value-type="string">
            <text:p>#</text:p>
          </table:table-cell>
          <table:table-cell table:formula="of:=DATE([.A20];[.B20];[.C20])" office:value-type="date" office:date-value="1908-01-01" calcext:value-type="date">
            <text:p>1 Jan 1908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21])/12)" office:value-type="float" office:value="1" calcext:value-type="float">
            <text:p>1</text:p>
          </table:table-cell>
          <table:table-cell table:formula="of:=[.A21]+4800-[.D21]" office:value-type="float" office:value="6708" calcext:value-type="float">
            <text:p>6708</text:p>
          </table:table-cell>
          <table:table-cell table:formula="of:=[.B21]+(12*[.D21]) - 3" office:value-type="float" office:value="10" calcext:value-type="float">
            <text:p>10</text:p>
          </table:table-cell>
          <table:table-cell table:formula="of:=[.C21]+INT(((153*[.F21])+2)/5)+(365*[.E21]) + INT([.E21]/4) - INT([.E21]/100) + INT([.E21]/400) - 32045.5" office:value-type="float" office:value="2418307.5" calcext:value-type="float">
            <text:p>2418307.5</text:p>
          </table:table-cell>
          <table:table-cell table:formula="of:=[.G21]-2400000.5" office:value-type="float" office:value="18307" calcext:value-type="float">
            <text:p>18307</text:p>
          </table:table-cell>
          <table:table-cell table:formula="of:=([.H21] - 15020)*86400" office:value-type="float" office:value="283996800" calcext:value-type="float">
            <text:p>283996800</text:p>
          </table:table-cell>
          <table:table-cell table:formula="of:=[.J20]+1" office:value-type="float" office:value="-24" calcext:value-type="float">
            <text:p>-24</text:p>
          </table:table-cell>
          <table:table-cell table:formula="of:=[.J21]+32.184" office:value-type="float" office:value="8.184" calcext:value-type="float">
            <text:p>8.184</text:p>
          </table:table-cell>
          <table:table-cell office:value-type="string" calcext:value-type="string">
            <text:p>#</text:p>
          </table:table-cell>
          <table:table-cell table:formula="of:=DATE([.A21];[.B21];[.C21])" office:value-type="date" office:date-value="1909-01-01" calcext:value-type="date">
            <text:p>1 Jan 1909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22])/12)" office:value-type="float" office:value="0" calcext:value-type="float">
            <text:p>0</text:p>
          </table:table-cell>
          <table:table-cell table:formula="of:=[.A22]+4800-[.D22]" office:value-type="float" office:value="6709" calcext:value-type="float">
            <text:p>6709</text:p>
          </table:table-cell>
          <table:table-cell table:formula="of:=[.B22]+(12*[.D22]) - 3" office:value-type="float" office:value="4" calcext:value-type="float">
            <text:p>4</text:p>
          </table:table-cell>
          <table:table-cell table:formula="of:=[.C22]+INT(((153*[.F22])+2)/5)+(365*[.E22]) + INT([.E22]/4) - INT([.E22]/100) + INT([.E22]/400) - 32045.5" office:value-type="float" office:value="2418488.5" calcext:value-type="float">
            <text:p>2418488.5</text:p>
          </table:table-cell>
          <table:table-cell table:formula="of:=[.G22]-2400000.5" office:value-type="float" office:value="18488" calcext:value-type="float">
            <text:p>18488</text:p>
          </table:table-cell>
          <table:table-cell table:formula="of:=([.H22] - 15020)*86400" office:value-type="float" office:value="299635200" calcext:value-type="float">
            <text:p>299635200</text:p>
          </table:table-cell>
          <table:table-cell table:formula="of:=[.J21]+1" office:value-type="float" office:value="-23" calcext:value-type="float">
            <text:p>-23</text:p>
          </table:table-cell>
          <table:table-cell table:formula="of:=[.J22]+32.184" office:value-type="float" office:value="9.184" calcext:value-type="float">
            <text:p>9.184</text:p>
          </table:table-cell>
          <table:table-cell office:value-type="string" calcext:value-type="string">
            <text:p>#</text:p>
          </table:table-cell>
          <table:table-cell table:formula="of:=DATE([.A22];[.B22];[.C22])" office:value-type="date" office:date-value="1909-07-01" calcext:value-type="date">
            <text:p>1 Jul 190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23])/12)" office:value-type="float" office:value="1" calcext:value-type="float">
            <text:p>1</text:p>
          </table:table-cell>
          <table:table-cell table:formula="of:=[.A23]+4800-[.D23]" office:value-type="float" office:value="6709" calcext:value-type="float">
            <text:p>6709</text:p>
          </table:table-cell>
          <table:table-cell table:formula="of:=[.B23]+(12*[.D23]) - 3" office:value-type="float" office:value="10" calcext:value-type="float">
            <text:p>10</text:p>
          </table:table-cell>
          <table:table-cell table:formula="of:=[.C23]+INT(((153*[.F23])+2)/5)+(365*[.E23]) + INT([.E23]/4) - INT([.E23]/100) + INT([.E23]/400) - 32045.5" office:value-type="float" office:value="2418672.5" calcext:value-type="float">
            <text:p>2418672.5</text:p>
          </table:table-cell>
          <table:table-cell table:formula="of:=[.G23]-2400000.5" office:value-type="float" office:value="18672" calcext:value-type="float">
            <text:p>18672</text:p>
          </table:table-cell>
          <table:table-cell table:formula="of:=([.H23] - 15020)*86400" office:value-type="float" office:value="315532800" calcext:value-type="float">
            <text:p>315532800</text:p>
          </table:table-cell>
          <table:table-cell table:formula="of:=[.J22]+1" office:value-type="float" office:value="-22" calcext:value-type="float">
            <text:p>-22</text:p>
          </table:table-cell>
          <table:table-cell table:formula="of:=[.J23]+32.184" office:value-type="float" office:value="10.184" calcext:value-type="float">
            <text:p>10.184</text:p>
          </table:table-cell>
          <table:table-cell office:value-type="string" calcext:value-type="string">
            <text:p>#</text:p>
          </table:table-cell>
          <table:table-cell table:formula="of:=DATE([.A23];[.B23];[.C23])" office:value-type="date" office:date-value="1910-01-01" calcext:value-type="date">
            <text:p>1 Jan 191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24])/12)" office:value-type="float" office:value="1" calcext:value-type="float">
            <text:p>1</text:p>
          </table:table-cell>
          <table:table-cell table:formula="of:=[.A24]+4800-[.D24]" office:value-type="float" office:value="6710" calcext:value-type="float">
            <text:p>6710</text:p>
          </table:table-cell>
          <table:table-cell table:formula="of:=[.B24]+(12*[.D24]) - 3" office:value-type="float" office:value="10" calcext:value-type="float">
            <text:p>10</text:p>
          </table:table-cell>
          <table:table-cell table:formula="of:=[.C24]+INT(((153*[.F24])+2)/5)+(365*[.E24]) + INT([.E24]/4) - INT([.E24]/100) + INT([.E24]/400) - 32045.5" office:value-type="float" office:value="2419037.5" calcext:value-type="float">
            <text:p>2419037.5</text:p>
          </table:table-cell>
          <table:table-cell table:formula="of:=[.G24]-2400000.5" office:value-type="float" office:value="19037" calcext:value-type="float">
            <text:p>19037</text:p>
          </table:table-cell>
          <table:table-cell table:formula="of:=([.H24] - 15020)*86400" office:value-type="float" office:value="347068800" calcext:value-type="float">
            <text:p>347068800</text:p>
          </table:table-cell>
          <table:table-cell table:formula="of:=[.J23]+1" office:value-type="float" office:value="-21" calcext:value-type="float">
            <text:p>-21</text:p>
          </table:table-cell>
          <table:table-cell table:formula="of:=[.J24]+32.184" office:value-type="float" office:value="11.184" calcext:value-type="float">
            <text:p>11.184</text:p>
          </table:table-cell>
          <table:table-cell office:value-type="string" calcext:value-type="string">
            <text:p>#</text:p>
          </table:table-cell>
          <table:table-cell table:formula="of:=DATE([.A24];[.B24];[.C24])" office:value-type="date" office:date-value="1911-01-01" calcext:value-type="date">
            <text:p>1 Jan 1911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25])/12)" office:value-type="float" office:value="1" calcext:value-type="float">
            <text:p>1</text:p>
          </table:table-cell>
          <table:table-cell table:formula="of:=[.A25]+4800-[.D25]" office:value-type="float" office:value="6711" calcext:value-type="float">
            <text:p>6711</text:p>
          </table:table-cell>
          <table:table-cell table:formula="of:=[.B25]+(12*[.D25]) - 3" office:value-type="float" office:value="10" calcext:value-type="float">
            <text:p>10</text:p>
          </table:table-cell>
          <table:table-cell table:formula="of:=[.C25]+INT(((153*[.F25])+2)/5)+(365*[.E25]) + INT([.E25]/4) - INT([.E25]/100) + INT([.E25]/400) - 32045.5" office:value-type="float" office:value="2419402.5" calcext:value-type="float">
            <text:p>2419402.5</text:p>
          </table:table-cell>
          <table:table-cell table:formula="of:=[.G25]-2400000.5" office:value-type="float" office:value="19402" calcext:value-type="float">
            <text:p>19402</text:p>
          </table:table-cell>
          <table:table-cell table:formula="of:=([.H25] - 15020)*86400" office:value-type="float" office:value="378604800" calcext:value-type="float">
            <text:p>378604800</text:p>
          </table:table-cell>
          <table:table-cell table:formula="of:=[.J24]+1" office:value-type="float" office:value="-20" calcext:value-type="float">
            <text:p>-20</text:p>
          </table:table-cell>
          <table:table-cell table:formula="of:=[.J25]+32.184" office:value-type="float" office:value="12.184" calcext:value-type="float">
            <text:p>12.184</text:p>
          </table:table-cell>
          <table:table-cell office:value-type="string" calcext:value-type="string">
            <text:p>#</text:p>
          </table:table-cell>
          <table:table-cell table:formula="of:=DATE([.A25];[.B25];[.C25])" office:value-type="date" office:date-value="1912-01-01" calcext:value-type="date">
            <text:p>1 Jan 1912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26])/12)" office:value-type="float" office:value="1" calcext:value-type="float">
            <text:p>1</text:p>
          </table:table-cell>
          <table:table-cell table:formula="of:=[.A26]+4800-[.D26]" office:value-type="float" office:value="6712" calcext:value-type="float">
            <text:p>6712</text:p>
          </table:table-cell>
          <table:table-cell table:formula="of:=[.B26]+(12*[.D26]) - 3" office:value-type="float" office:value="10" calcext:value-type="float">
            <text:p>10</text:p>
          </table:table-cell>
          <table:table-cell table:formula="of:=[.C26]+INT(((153*[.F26])+2)/5)+(365*[.E26]) + INT([.E26]/4) - INT([.E26]/100) + INT([.E26]/400) - 32045.5" office:value-type="float" office:value="2419768.5" calcext:value-type="float">
            <text:p>2419768.5</text:p>
          </table:table-cell>
          <table:table-cell table:formula="of:=[.G26]-2400000.5" office:value-type="float" office:value="19768" calcext:value-type="float">
            <text:p>19768</text:p>
          </table:table-cell>
          <table:table-cell table:formula="of:=([.H26] - 15020)*86400" office:value-type="float" office:value="410227200" calcext:value-type="float">
            <text:p>410227200</text:p>
          </table:table-cell>
          <table:table-cell table:formula="of:=[.J25]+1" office:value-type="float" office:value="-19" calcext:value-type="float">
            <text:p>-19</text:p>
          </table:table-cell>
          <table:table-cell table:formula="of:=[.J26]+32.184" office:value-type="float" office:value="13.184" calcext:value-type="float">
            <text:p>13.184</text:p>
          </table:table-cell>
          <table:table-cell office:value-type="string" calcext:value-type="string">
            <text:p>#</text:p>
          </table:table-cell>
          <table:table-cell table:formula="of:=DATE([.A26];[.B26];[.C26])" office:value-type="date" office:date-value="1913-01-01" calcext:value-type="date">
            <text:p>1 Jan 191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27])/12)" office:value-type="float" office:value="1" calcext:value-type="float">
            <text:p>1</text:p>
          </table:table-cell>
          <table:table-cell table:formula="of:=[.A27]+4800-[.D27]" office:value-type="float" office:value="6713" calcext:value-type="float">
            <text:p>6713</text:p>
          </table:table-cell>
          <table:table-cell table:formula="of:=[.B27]+(12*[.D27]) - 3" office:value-type="float" office:value="10" calcext:value-type="float">
            <text:p>10</text:p>
          </table:table-cell>
          <table:table-cell table:formula="of:=[.C27]+INT(((153*[.F27])+2)/5)+(365*[.E27]) + INT([.E27]/4) - INT([.E27]/100) + INT([.E27]/400) - 32045.5" office:value-type="float" office:value="2420133.5" calcext:value-type="float">
            <text:p>2420133.5</text:p>
          </table:table-cell>
          <table:table-cell table:formula="of:=[.G27]-2400000.5" office:value-type="float" office:value="20133" calcext:value-type="float">
            <text:p>20133</text:p>
          </table:table-cell>
          <table:table-cell table:formula="of:=([.H27] - 15020)*86400" office:value-type="float" office:value="441763200" calcext:value-type="float">
            <text:p>441763200</text:p>
          </table:table-cell>
          <table:table-cell table:formula="of:=[.J26]+1" office:value-type="float" office:value="-18" calcext:value-type="float">
            <text:p>-18</text:p>
          </table:table-cell>
          <table:table-cell table:formula="of:=[.J27]+32.184" office:value-type="float" office:value="14.184" calcext:value-type="float">
            <text:p>14.184</text:p>
          </table:table-cell>
          <table:table-cell office:value-type="string" calcext:value-type="string">
            <text:p>#</text:p>
          </table:table-cell>
          <table:table-cell table:formula="of:=DATE([.A27];[.B27];[.C27])" office:value-type="date" office:date-value="1914-01-01" calcext:value-type="date">
            <text:p>1 Jan 1914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28])/12)" office:value-type="float" office:value="1" calcext:value-type="float">
            <text:p>1</text:p>
          </table:table-cell>
          <table:table-cell table:formula="of:=[.A28]+4800-[.D28]" office:value-type="float" office:value="6714" calcext:value-type="float">
            <text:p>6714</text:p>
          </table:table-cell>
          <table:table-cell table:formula="of:=[.B28]+(12*[.D28]) - 3" office:value-type="float" office:value="10" calcext:value-type="float">
            <text:p>10</text:p>
          </table:table-cell>
          <table:table-cell table:formula="of:=[.C28]+INT(((153*[.F28])+2)/5)+(365*[.E28]) + INT([.E28]/4) - INT([.E28]/100) + INT([.E28]/400) - 32045.5" office:value-type="float" office:value="2420498.5" calcext:value-type="float">
            <text:p>2420498.5</text:p>
          </table:table-cell>
          <table:table-cell table:formula="of:=[.G28]-2400000.5" office:value-type="float" office:value="20498" calcext:value-type="float">
            <text:p>20498</text:p>
          </table:table-cell>
          <table:table-cell table:formula="of:=([.H28] - 15020)*86400" office:value-type="float" office:value="473299200" calcext:value-type="float">
            <text:p>473299200</text:p>
          </table:table-cell>
          <table:table-cell table:formula="of:=[.J27]+1" office:value-type="float" office:value="-17" calcext:value-type="float">
            <text:p>-17</text:p>
          </table:table-cell>
          <table:table-cell table:formula="of:=[.J28]+32.184" office:value-type="float" office:value="15.184" calcext:value-type="float">
            <text:p>15.184</text:p>
          </table:table-cell>
          <table:table-cell office:value-type="string" calcext:value-type="string">
            <text:p>#</text:p>
          </table:table-cell>
          <table:table-cell table:formula="of:=DATE([.A28];[.B28];[.C28])" office:value-type="date" office:date-value="1915-01-01" calcext:value-type="date">
            <text:p>1 Jan 1915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29])/12)" office:value-type="float" office:value="0" calcext:value-type="float">
            <text:p>0</text:p>
          </table:table-cell>
          <table:table-cell table:formula="of:=[.A29]+4800-[.D29]" office:value-type="float" office:value="6715" calcext:value-type="float">
            <text:p>6715</text:p>
          </table:table-cell>
          <table:table-cell table:formula="of:=[.B29]+(12*[.D29]) - 3" office:value-type="float" office:value="4" calcext:value-type="float">
            <text:p>4</text:p>
          </table:table-cell>
          <table:table-cell table:formula="of:=[.C29]+INT(((153*[.F29])+2)/5)+(365*[.E29]) + INT([.E29]/4) - INT([.E29]/100) + INT([.E29]/400) - 32045.5" office:value-type="float" office:value="2420679.5" calcext:value-type="float">
            <text:p>2420679.5</text:p>
          </table:table-cell>
          <table:table-cell table:formula="of:=[.G29]-2400000.5" office:value-type="float" office:value="20679" calcext:value-type="float">
            <text:p>20679</text:p>
          </table:table-cell>
          <table:table-cell table:formula="of:=([.H29] - 15020)*86400" office:value-type="float" office:value="488937600" calcext:value-type="float">
            <text:p>488937600</text:p>
          </table:table-cell>
          <table:table-cell table:formula="of:=[.J28]+1" office:value-type="float" office:value="-16" calcext:value-type="float">
            <text:p>-16</text:p>
          </table:table-cell>
          <table:table-cell table:formula="of:=[.J29]+32.184" office:value-type="float" office:value="16.184" calcext:value-type="float">
            <text:p>16.184</text:p>
          </table:table-cell>
          <table:table-cell office:value-type="string" calcext:value-type="string">
            <text:p>#</text:p>
          </table:table-cell>
          <table:table-cell table:formula="of:=DATE([.A29];[.B29];[.C29])" office:value-type="date" office:date-value="1915-07-01" calcext:value-type="date">
            <text:p>1 Jul 191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30])/12)" office:value-type="float" office:value="1" calcext:value-type="float">
            <text:p>1</text:p>
          </table:table-cell>
          <table:table-cell table:formula="of:=[.A30]+4800-[.D30]" office:value-type="float" office:value="6715" calcext:value-type="float">
            <text:p>6715</text:p>
          </table:table-cell>
          <table:table-cell table:formula="of:=[.B30]+(12*[.D30]) - 3" office:value-type="float" office:value="10" calcext:value-type="float">
            <text:p>10</text:p>
          </table:table-cell>
          <table:table-cell table:formula="of:=[.C30]+INT(((153*[.F30])+2)/5)+(365*[.E30]) + INT([.E30]/4) - INT([.E30]/100) + INT([.E30]/400) - 32045.5" office:value-type="float" office:value="2420863.5" calcext:value-type="float">
            <text:p>2420863.5</text:p>
          </table:table-cell>
          <table:table-cell table:formula="of:=[.G30]-2400000.5" office:value-type="float" office:value="20863" calcext:value-type="float">
            <text:p>20863</text:p>
          </table:table-cell>
          <table:table-cell table:formula="of:=([.H30] - 15020)*86400" office:value-type="float" office:value="504835200" calcext:value-type="float">
            <text:p>504835200</text:p>
          </table:table-cell>
          <table:table-cell table:formula="of:=[.J29]+1" office:value-type="float" office:value="-15" calcext:value-type="float">
            <text:p>-15</text:p>
          </table:table-cell>
          <table:table-cell table:formula="of:=[.J30]+32.184" office:value-type="float" office:value="17.184" calcext:value-type="float">
            <text:p>17.184</text:p>
          </table:table-cell>
          <table:table-cell office:value-type="string" calcext:value-type="string">
            <text:p>#</text:p>
          </table:table-cell>
          <table:table-cell table:formula="of:=DATE([.A30];[.B30];[.C30])" office:value-type="date" office:date-value="1916-01-01" calcext:value-type="date">
            <text:p>1 Jan 191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31])/12)" office:value-type="float" office:value="1" calcext:value-type="float">
            <text:p>1</text:p>
          </table:table-cell>
          <table:table-cell table:formula="of:=[.A31]+4800-[.D31]" office:value-type="float" office:value="6716" calcext:value-type="float">
            <text:p>6716</text:p>
          </table:table-cell>
          <table:table-cell table:formula="of:=[.B31]+(12*[.D31]) - 3" office:value-type="float" office:value="10" calcext:value-type="float">
            <text:p>10</text:p>
          </table:table-cell>
          <table:table-cell table:formula="of:=[.C31]+INT(((153*[.F31])+2)/5)+(365*[.E31]) + INT([.E31]/4) - INT([.E31]/100) + INT([.E31]/400) - 32045.5" office:value-type="float" office:value="2421229.5" calcext:value-type="float">
            <text:p>2421229.5</text:p>
          </table:table-cell>
          <table:table-cell table:formula="of:=[.G31]-2400000.5" office:value-type="float" office:value="21229" calcext:value-type="float">
            <text:p>21229</text:p>
          </table:table-cell>
          <table:table-cell table:formula="of:=([.H31] - 15020)*86400" office:value-type="float" office:value="536457600" calcext:value-type="float">
            <text:p>536457600</text:p>
          </table:table-cell>
          <table:table-cell table:formula="of:=[.J30]+1" office:value-type="float" office:value="-14" calcext:value-type="float">
            <text:p>-14</text:p>
          </table:table-cell>
          <table:table-cell table:formula="of:=[.J31]+32.184" office:value-type="float" office:value="18.184" calcext:value-type="float">
            <text:p>18.184</text:p>
          </table:table-cell>
          <table:table-cell office:value-type="string" calcext:value-type="string">
            <text:p>#</text:p>
          </table:table-cell>
          <table:table-cell table:formula="of:=DATE([.A31];[.B31];[.C31])" office:value-type="date" office:date-value="1917-01-01" calcext:value-type="date">
            <text:p>1 Jan 1917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32])/12)" office:value-type="float" office:value="1" calcext:value-type="float">
            <text:p>1</text:p>
          </table:table-cell>
          <table:table-cell table:formula="of:=[.A32]+4800-[.D32]" office:value-type="float" office:value="6717" calcext:value-type="float">
            <text:p>6717</text:p>
          </table:table-cell>
          <table:table-cell table:formula="of:=[.B32]+(12*[.D32]) - 3" office:value-type="float" office:value="10" calcext:value-type="float">
            <text:p>10</text:p>
          </table:table-cell>
          <table:table-cell table:formula="of:=[.C32]+INT(((153*[.F32])+2)/5)+(365*[.E32]) + INT([.E32]/4) - INT([.E32]/100) + INT([.E32]/400) - 32045.5" office:value-type="float" office:value="2421594.5" calcext:value-type="float">
            <text:p>2421594.5</text:p>
          </table:table-cell>
          <table:table-cell table:formula="of:=[.G32]-2400000.5" office:value-type="float" office:value="21594" calcext:value-type="float">
            <text:p>21594</text:p>
          </table:table-cell>
          <table:table-cell table:formula="of:=([.H32] - 15020)*86400" office:value-type="float" office:value="567993600" calcext:value-type="float">
            <text:p>567993600</text:p>
          </table:table-cell>
          <table:table-cell table:formula="of:=[.J31]+1" office:value-type="float" office:value="-13" calcext:value-type="float">
            <text:p>-13</text:p>
          </table:table-cell>
          <table:table-cell table:formula="of:=[.J32]+32.184" office:value-type="float" office:value="19.184" calcext:value-type="float">
            <text:p>19.184</text:p>
          </table:table-cell>
          <table:table-cell office:value-type="string" calcext:value-type="string">
            <text:p>#</text:p>
          </table:table-cell>
          <table:table-cell table:formula="of:=DATE([.A32];[.B32];[.C32])" office:value-type="date" office:date-value="1918-01-01" calcext:value-type="date">
            <text:p>1 Jan 191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33])/12)" office:value-type="float" office:value="1" calcext:value-type="float">
            <text:p>1</text:p>
          </table:table-cell>
          <table:table-cell table:formula="of:=[.A33]+4800-[.D33]" office:value-type="float" office:value="6718" calcext:value-type="float">
            <text:p>6718</text:p>
          </table:table-cell>
          <table:table-cell table:formula="of:=[.B33]+(12*[.D33]) - 3" office:value-type="float" office:value="10" calcext:value-type="float">
            <text:p>10</text:p>
          </table:table-cell>
          <table:table-cell table:formula="of:=[.C33]+INT(((153*[.F33])+2)/5)+(365*[.E33]) + INT([.E33]/4) - INT([.E33]/100) + INT([.E33]/400) - 32045.5" office:value-type="float" office:value="2421959.5" calcext:value-type="float">
            <text:p>2421959.5</text:p>
          </table:table-cell>
          <table:table-cell table:formula="of:=[.G33]-2400000.5" office:value-type="float" office:value="21959" calcext:value-type="float">
            <text:p>21959</text:p>
          </table:table-cell>
          <table:table-cell table:formula="of:=([.H33] - 15020)*86400" office:value-type="float" office:value="599529600" calcext:value-type="float">
            <text:p>599529600</text:p>
          </table:table-cell>
          <table:table-cell table:formula="of:=[.J32]+1" office:value-type="float" office:value="-12" calcext:value-type="float">
            <text:p>-12</text:p>
          </table:table-cell>
          <table:table-cell table:formula="of:=[.J33]+32.184" office:value-type="float" office:value="20.184" calcext:value-type="float">
            <text:p>20.184</text:p>
          </table:table-cell>
          <table:table-cell office:value-type="string" calcext:value-type="string">
            <text:p>#</text:p>
          </table:table-cell>
          <table:table-cell table:formula="of:=DATE([.A33];[.B33];[.C33])" office:value-type="date" office:date-value="1919-01-01" calcext:value-type="date">
            <text:p>1 Jan 191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34])/12)" office:value-type="float" office:value="1" calcext:value-type="float">
            <text:p>1</text:p>
          </table:table-cell>
          <table:table-cell table:formula="of:=[.A34]+4800-[.D34]" office:value-type="float" office:value="6719" calcext:value-type="float">
            <text:p>6719</text:p>
          </table:table-cell>
          <table:table-cell table:formula="of:=[.B34]+(12*[.D34]) - 3" office:value-type="float" office:value="10" calcext:value-type="float">
            <text:p>10</text:p>
          </table:table-cell>
          <table:table-cell table:formula="of:=[.C34]+INT(((153*[.F34])+2)/5)+(365*[.E34]) + INT([.E34]/4) - INT([.E34]/100) + INT([.E34]/400) - 32045.5" office:value-type="float" office:value="2422324.5" calcext:value-type="float">
            <text:p>2422324.5</text:p>
          </table:table-cell>
          <table:table-cell table:formula="of:=[.G34]-2400000.5" office:value-type="float" office:value="22324" calcext:value-type="float">
            <text:p>22324</text:p>
          </table:table-cell>
          <table:table-cell table:formula="of:=([.H34] - 15020)*86400" office:value-type="float" office:value="631065600" calcext:value-type="float">
            <text:p>631065600</text:p>
          </table:table-cell>
          <table:table-cell table:formula="of:=[.J33]+1" office:value-type="float" office:value="-11" calcext:value-type="float">
            <text:p>-11</text:p>
          </table:table-cell>
          <table:table-cell table:formula="of:=[.J34]+32.184" office:value-type="float" office:value="21.184" calcext:value-type="float">
            <text:p>21.184</text:p>
          </table:table-cell>
          <table:table-cell office:value-type="string" calcext:value-type="string">
            <text:p>#</text:p>
          </table:table-cell>
          <table:table-cell table:formula="of:=DATE([.A34];[.B34];[.C34])" office:value-type="date" office:date-value="1920-01-01" calcext:value-type="date">
            <text:p>1 Jan 192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35])/12)" office:value-type="float" office:value="1" calcext:value-type="float">
            <text:p>1</text:p>
          </table:table-cell>
          <table:table-cell table:formula="of:=[.A35]+4800-[.D35]" office:value-type="float" office:value="6723" calcext:value-type="float">
            <text:p>6723</text:p>
          </table:table-cell>
          <table:table-cell table:formula="of:=[.B35]+(12*[.D35]) - 3" office:value-type="float" office:value="10" calcext:value-type="float">
            <text:p>10</text:p>
          </table:table-cell>
          <table:table-cell table:formula="of:=[.C35]+INT(((153*[.F35])+2)/5)+(365*[.E35]) + INT([.E35]/4) - INT([.E35]/100) + INT([.E35]/400) - 32045.5" office:value-type="float" office:value="2423785.5" calcext:value-type="float">
            <text:p>2423785.5</text:p>
          </table:table-cell>
          <table:table-cell table:formula="of:=[.G35]-2400000.5" office:value-type="float" office:value="23785" calcext:value-type="float">
            <text:p>23785</text:p>
          </table:table-cell>
          <table:table-cell table:formula="of:=([.H35] - 15020)*86400" office:value-type="float" office:value="757296000" calcext:value-type="float">
            <text:p>757296000</text:p>
          </table:table-cell>
          <table:table-cell table:formula="of:=[.J34]+1" office:value-type="float" office:value="-10" calcext:value-type="float">
            <text:p>-10</text:p>
          </table:table-cell>
          <table:table-cell table:formula="of:=[.J35]+32.184" office:value-type="float" office:value="22.184" calcext:value-type="float">
            <text:p>22.184</text:p>
          </table:table-cell>
          <table:table-cell office:value-type="string" calcext:value-type="string">
            <text:p>#</text:p>
          </table:table-cell>
          <table:table-cell table:formula="of:=DATE([.A35];[.B35];[.C35])" office:value-type="date" office:date-value="1924-01-01" calcext:value-type="date">
            <text:p>1 Jan 1924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36])/12)" office:value-type="float" office:value="1" calcext:value-type="float">
            <text:p>1</text:p>
          </table:table-cell>
          <table:table-cell table:formula="of:=[.A36]+4800-[.D36]" office:value-type="float" office:value="6726" calcext:value-type="float">
            <text:p>6726</text:p>
          </table:table-cell>
          <table:table-cell table:formula="of:=[.B36]+(12*[.D36]) - 3" office:value-type="float" office:value="10" calcext:value-type="float">
            <text:p>10</text:p>
          </table:table-cell>
          <table:table-cell table:formula="of:=[.C36]+INT(((153*[.F36])+2)/5)+(365*[.E36]) + INT([.E36]/4) - INT([.E36]/100) + INT([.E36]/400) - 32045.5" office:value-type="float" office:value="2424881.5" calcext:value-type="float">
            <text:p>2424881.5</text:p>
          </table:table-cell>
          <table:table-cell table:formula="of:=[.G36]-2400000.5" office:value-type="float" office:value="24881" calcext:value-type="float">
            <text:p>24881</text:p>
          </table:table-cell>
          <table:table-cell table:formula="of:=([.H36] - 15020)*86400" office:value-type="float" office:value="851990400" calcext:value-type="float">
            <text:p>851990400</text:p>
          </table:table-cell>
          <table:table-cell table:formula="of:=[.J35]+1" office:value-type="float" office:value="-9" calcext:value-type="float">
            <text:p>-9</text:p>
          </table:table-cell>
          <table:table-cell table:formula="of:=[.J36]+32.184" office:value-type="float" office:value="23.184" calcext:value-type="float">
            <text:p>23.184</text:p>
          </table:table-cell>
          <table:table-cell office:value-type="string" calcext:value-type="string">
            <text:p>#</text:p>
          </table:table-cell>
          <table:table-cell table:formula="of:=DATE([.A36];[.B36];[.C36])" office:value-type="date" office:date-value="1927-01-01" calcext:value-type="date">
            <text:p>1 Jan 192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37])/12)" office:value-type="float" office:value="1" calcext:value-type="float">
            <text:p>1</text:p>
          </table:table-cell>
          <table:table-cell table:formula="of:=[.A37]+4800-[.D37]" office:value-type="float" office:value="6729" calcext:value-type="float">
            <text:p>6729</text:p>
          </table:table-cell>
          <table:table-cell table:formula="of:=[.B37]+(12*[.D37]) - 3" office:value-type="float" office:value="10" calcext:value-type="float">
            <text:p>10</text:p>
          </table:table-cell>
          <table:table-cell table:formula="of:=[.C37]+INT(((153*[.F37])+2)/5)+(365*[.E37]) + INT([.E37]/4) - INT([.E37]/100) + INT([.E37]/400) - 32045.5" office:value-type="float" office:value="2425977.5" calcext:value-type="float">
            <text:p>2425977.5</text:p>
          </table:table-cell>
          <table:table-cell table:formula="of:=[.G37]-2400000.5" office:value-type="float" office:value="25977" calcext:value-type="float">
            <text:p>25977</text:p>
          </table:table-cell>
          <table:table-cell table:formula="of:=([.H37] - 15020)*86400" office:value-type="float" office:value="946684800" calcext:value-type="float">
            <text:p>946684800</text:p>
          </table:table-cell>
          <table:table-cell table:formula="of:=[.J36]+1" office:value-type="float" office:value="-8" calcext:value-type="float">
            <text:p>-8</text:p>
          </table:table-cell>
          <table:table-cell table:formula="of:=[.J37]+32.184" office:value-type="float" office:value="24.184" calcext:value-type="float">
            <text:p>24.184</text:p>
          </table:table-cell>
          <table:table-cell office:value-type="string" calcext:value-type="string">
            <text:p>#</text:p>
          </table:table-cell>
          <table:table-cell table:formula="of:=DATE([.A37];[.B37];[.C37])" office:value-type="date" office:date-value="1930-01-01" calcext:value-type="date">
            <text:p>1 Jan 193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38])/12)" office:value-type="float" office:value="1" calcext:value-type="float">
            <text:p>1</text:p>
          </table:table-cell>
          <table:table-cell table:formula="of:=[.A38]+4800-[.D38]" office:value-type="float" office:value="6741" calcext:value-type="float">
            <text:p>6741</text:p>
          </table:table-cell>
          <table:table-cell table:formula="of:=[.B38]+(12*[.D38]) - 3" office:value-type="float" office:value="10" calcext:value-type="float">
            <text:p>10</text:p>
          </table:table-cell>
          <table:table-cell table:formula="of:=[.C38]+INT(((153*[.F38])+2)/5)+(365*[.E38]) + INT([.E38]/4) - INT([.E38]/100) + INT([.E38]/400) - 32045.5" office:value-type="float" office:value="2430360.5" calcext:value-type="float">
            <text:p>2430360.5</text:p>
          </table:table-cell>
          <table:table-cell table:formula="of:=[.G38]-2400000.5" office:value-type="float" office:value="30360" calcext:value-type="float">
            <text:p>30360</text:p>
          </table:table-cell>
          <table:table-cell table:formula="of:=([.H38] - 15020)*86400" office:value-type="float" office:value="1325376000" calcext:value-type="float">
            <text:p>1325376000</text:p>
          </table:table-cell>
          <table:table-cell table:formula="of:=[.J37]+1" office:value-type="float" office:value="-7" calcext:value-type="float">
            <text:p>-7</text:p>
          </table:table-cell>
          <table:table-cell table:formula="of:=[.J38]+32.184" office:value-type="float" office:value="25.184" calcext:value-type="float">
            <text:p>25.184</text:p>
          </table:table-cell>
          <table:table-cell office:value-type="string" calcext:value-type="string">
            <text:p>#</text:p>
          </table:table-cell>
          <table:table-cell table:formula="of:=DATE([.A38];[.B38];[.C38])" office:value-type="date" office:date-value="1942-01-01" calcext:value-type="date">
            <text:p>1 Jan 1942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39])/12)" office:value-type="float" office:value="1" calcext:value-type="float">
            <text:p>1</text:p>
          </table:table-cell>
          <table:table-cell table:formula="of:=[.A39]+4800-[.D39]" office:value-type="float" office:value="6743" calcext:value-type="float">
            <text:p>6743</text:p>
          </table:table-cell>
          <table:table-cell table:formula="of:=[.B39]+(12*[.D39]) - 3" office:value-type="float" office:value="10" calcext:value-type="float">
            <text:p>10</text:p>
          </table:table-cell>
          <table:table-cell table:formula="of:=[.C39]+INT(((153*[.F39])+2)/5)+(365*[.E39]) + INT([.E39]/4) - INT([.E39]/100) + INT([.E39]/400) - 32045.5" office:value-type="float" office:value="2431090.5" calcext:value-type="float">
            <text:p>2431090.5</text:p>
          </table:table-cell>
          <table:table-cell table:formula="of:=[.G39]-2400000.5" office:value-type="float" office:value="31090" calcext:value-type="float">
            <text:p>31090</text:p>
          </table:table-cell>
          <table:table-cell table:formula="of:=([.H39] - 15020)*86400" office:value-type="float" office:value="1388448000" calcext:value-type="float">
            <text:p>1388448000</text:p>
          </table:table-cell>
          <table:table-cell table:formula="of:=[.J38]+1" office:value-type="float" office:value="-6" calcext:value-type="float">
            <text:p>-6</text:p>
          </table:table-cell>
          <table:table-cell table:formula="of:=[.J39]+32.184" office:value-type="float" office:value="26.184" calcext:value-type="float">
            <text:p>26.184</text:p>
          </table:table-cell>
          <table:table-cell office:value-type="string" calcext:value-type="string">
            <text:p>#</text:p>
          </table:table-cell>
          <table:table-cell table:formula="of:=DATE([.A39];[.B39];[.C39])" office:value-type="date" office:date-value="1944-01-01" calcext:value-type="date">
            <text:p>1 Jan 194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40])/12)" office:value-type="float" office:value="1" calcext:value-type="float">
            <text:p>1</text:p>
          </table:table-cell>
          <table:table-cell table:formula="of:=[.A40]+4800-[.D40]" office:value-type="float" office:value="6745" calcext:value-type="float">
            <text:p>6745</text:p>
          </table:table-cell>
          <table:table-cell table:formula="of:=[.B40]+(12*[.D40]) - 3" office:value-type="float" office:value="10" calcext:value-type="float">
            <text:p>10</text:p>
          </table:table-cell>
          <table:table-cell table:formula="of:=[.C40]+INT(((153*[.F40])+2)/5)+(365*[.E40]) + INT([.E40]/4) - INT([.E40]/100) + INT([.E40]/400) - 32045.5" office:value-type="float" office:value="2431821.5" calcext:value-type="float">
            <text:p>2431821.5</text:p>
          </table:table-cell>
          <table:table-cell table:formula="of:=[.G40]-2400000.5" office:value-type="float" office:value="31821" calcext:value-type="float">
            <text:p>31821</text:p>
          </table:table-cell>
          <table:table-cell table:formula="of:=([.H40] - 15020)*86400" office:value-type="float" office:value="1451606400" calcext:value-type="float">
            <text:p>1451606400</text:p>
          </table:table-cell>
          <table:table-cell table:formula="of:=[.J39]+1" office:value-type="float" office:value="-5" calcext:value-type="float">
            <text:p>-5</text:p>
          </table:table-cell>
          <table:table-cell table:formula="of:=[.J40]+32.184" office:value-type="float" office:value="27.184" calcext:value-type="float">
            <text:p>27.184</text:p>
          </table:table-cell>
          <table:table-cell office:value-type="string" calcext:value-type="string">
            <text:p>#</text:p>
          </table:table-cell>
          <table:table-cell table:formula="of:=DATE([.A40];[.B40];[.C40])" office:value-type="date" office:date-value="1946-01-01" calcext:value-type="date">
            <text:p>1 Jan 194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41])/12)" office:value-type="float" office:value="1" calcext:value-type="float">
            <text:p>1</text:p>
          </table:table-cell>
          <table:table-cell table:formula="of:=[.A41]+4800-[.D41]" office:value-type="float" office:value="6747" calcext:value-type="float">
            <text:p>6747</text:p>
          </table:table-cell>
          <table:table-cell table:formula="of:=[.B41]+(12*[.D41]) - 3" office:value-type="float" office:value="10" calcext:value-type="float">
            <text:p>10</text:p>
          </table:table-cell>
          <table:table-cell table:formula="of:=[.C41]+INT(((153*[.F41])+2)/5)+(365*[.E41]) + INT([.E41]/4) - INT([.E41]/100) + INT([.E41]/400) - 32045.5" office:value-type="float" office:value="2432551.5" calcext:value-type="float">
            <text:p>2432551.5</text:p>
          </table:table-cell>
          <table:table-cell table:formula="of:=[.G41]-2400000.5" office:value-type="float" office:value="32551" calcext:value-type="float">
            <text:p>32551</text:p>
          </table:table-cell>
          <table:table-cell table:formula="of:=([.H41] - 15020)*86400" office:value-type="float" office:value="1514678400" calcext:value-type="float">
            <text:p>1514678400</text:p>
          </table:table-cell>
          <table:table-cell table:formula="of:=[.J40]+1" office:value-type="float" office:value="-4" calcext:value-type="float">
            <text:p>-4</text:p>
          </table:table-cell>
          <table:table-cell table:formula="of:=[.J41]+32.184" office:value-type="float" office:value="28.184" calcext:value-type="float">
            <text:p>28.184</text:p>
          </table:table-cell>
          <table:table-cell office:value-type="string" calcext:value-type="string">
            <text:p>#</text:p>
          </table:table-cell>
          <table:table-cell table:formula="of:=DATE([.A41];[.B41];[.C41])" office:value-type="date" office:date-value="1948-01-01" calcext:value-type="date">
            <text:p>1 Jan 194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42])/12)" office:value-type="float" office:value="1" calcext:value-type="float">
            <text:p>1</text:p>
          </table:table-cell>
          <table:table-cell table:formula="of:=[.A42]+4800-[.D42]" office:value-type="float" office:value="6749" calcext:value-type="float">
            <text:p>6749</text:p>
          </table:table-cell>
          <table:table-cell table:formula="of:=[.B42]+(12*[.D42]) - 3" office:value-type="float" office:value="10" calcext:value-type="float">
            <text:p>10</text:p>
          </table:table-cell>
          <table:table-cell table:formula="of:=[.C42]+INT(((153*[.F42])+2)/5)+(365*[.E42]) + INT([.E42]/4) - INT([.E42]/100) + INT([.E42]/400) - 32045.5" office:value-type="float" office:value="2433282.5" calcext:value-type="float">
            <text:p>2433282.5</text:p>
          </table:table-cell>
          <table:table-cell table:formula="of:=[.G42]-2400000.5" office:value-type="float" office:value="33282" calcext:value-type="float">
            <text:p>33282</text:p>
          </table:table-cell>
          <table:table-cell table:formula="of:=([.H42] - 15020)*86400" office:value-type="float" office:value="1577836800" calcext:value-type="float">
            <text:p>1577836800</text:p>
          </table:table-cell>
          <table:table-cell table:formula="of:=[.J41]+1" office:value-type="float" office:value="-3" calcext:value-type="float">
            <text:p>-3</text:p>
          </table:table-cell>
          <table:table-cell table:formula="of:=[.J42]+32.184" office:value-type="float" office:value="29.184" calcext:value-type="float">
            <text:p>29.184</text:p>
          </table:table-cell>
          <table:table-cell office:value-type="string" calcext:value-type="string">
            <text:p>#</text:p>
          </table:table-cell>
          <table:table-cell table:formula="of:=DATE([.A42];[.B42];[.C42])" office:value-type="date" office:date-value="1950-01-01" calcext:value-type="date">
            <text:p>1 Jan 195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43])/12)" office:value-type="float" office:value="1" calcext:value-type="float">
            <text:p>1</text:p>
          </table:table-cell>
          <table:table-cell table:formula="of:=[.A43]+4800-[.D43]" office:value-type="float" office:value="6752" calcext:value-type="float">
            <text:p>6752</text:p>
          </table:table-cell>
          <table:table-cell table:formula="of:=[.B43]+(12*[.D43]) - 3" office:value-type="float" office:value="10" calcext:value-type="float">
            <text:p>10</text:p>
          </table:table-cell>
          <table:table-cell table:formula="of:=[.C43]+INT(((153*[.F43])+2)/5)+(365*[.E43]) + INT([.E43]/4) - INT([.E43]/100) + INT([.E43]/400) - 32045.5" office:value-type="float" office:value="2434378.5" calcext:value-type="float">
            <text:p>2434378.5</text:p>
          </table:table-cell>
          <table:table-cell table:formula="of:=[.G43]-2400000.5" office:value-type="float" office:value="34378" calcext:value-type="float">
            <text:p>34378</text:p>
          </table:table-cell>
          <table:table-cell table:formula="of:=([.H43] - 15020)*86400" office:value-type="float" office:value="1672531200" calcext:value-type="float">
            <text:p>1672531200</text:p>
          </table:table-cell>
          <table:table-cell table:formula="of:=[.J42]+1" office:value-type="float" office:value="-2" calcext:value-type="float">
            <text:p>-2</text:p>
          </table:table-cell>
          <table:table-cell table:formula="of:=[.J43]+32.184" office:value-type="float" office:value="30.184" calcext:value-type="float">
            <text:p>30.184</text:p>
          </table:table-cell>
          <table:table-cell office:value-type="string" calcext:value-type="string">
            <text:p>#</text:p>
          </table:table-cell>
          <table:table-cell table:formula="of:=DATE([.A43];[.B43];[.C43])" office:value-type="date" office:date-value="1953-01-01" calcext:value-type="date">
            <text:p>1 Jan 195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44])/12)" office:value-type="float" office:value="1" calcext:value-type="float">
            <text:p>1</text:p>
          </table:table-cell>
          <table:table-cell table:formula="of:=[.A44]+4800-[.D44]" office:value-type="float" office:value="6755" calcext:value-type="float">
            <text:p>6755</text:p>
          </table:table-cell>
          <table:table-cell table:formula="of:=[.B44]+(12*[.D44]) - 3" office:value-type="float" office:value="10" calcext:value-type="float">
            <text:p>10</text:p>
          </table:table-cell>
          <table:table-cell table:formula="of:=[.C44]+INT(((153*[.F44])+2)/5)+(365*[.E44]) + INT([.E44]/4) - INT([.E44]/100) + INT([.E44]/400) - 32045.5" office:value-type="float" office:value="2435473.5" calcext:value-type="float">
            <text:p>2435473.5</text:p>
          </table:table-cell>
          <table:table-cell table:formula="of:=[.G44]-2400000.5" office:value-type="float" office:value="35473" calcext:value-type="float">
            <text:p>35473</text:p>
          </table:table-cell>
          <table:table-cell table:formula="of:=([.H44] - 15020)*86400" office:value-type="float" office:value="1767139200" calcext:value-type="float">
            <text:p>1767139200</text:p>
          </table:table-cell>
          <table:table-cell table:formula="of:=[.J43]+1" office:value-type="float" office:value="-1" calcext:value-type="float">
            <text:p>-1</text:p>
          </table:table-cell>
          <table:table-cell table:formula="of:=[.J44]+32.184" office:value-type="float" office:value="31.184" calcext:value-type="float">
            <text:p>31.184</text:p>
          </table:table-cell>
          <table:table-cell office:value-type="string" calcext:value-type="string">
            <text:p>#</text:p>
          </table:table-cell>
          <table:table-cell table:formula="of:=DATE([.A44];[.B44];[.C44])" office:value-type="date" office:date-value="1956-01-01" calcext:value-type="date">
            <text:p>1 Jan 195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45])/12)" office:value-type="float" office:value="1" calcext:value-type="float">
            <text:p>1</text:p>
          </table:table-cell>
          <table:table-cell table:formula="of:=[.A45]+4800-[.D45]" office:value-type="float" office:value="6757" calcext:value-type="float">
            <text:p>6757</text:p>
          </table:table-cell>
          <table:table-cell table:formula="of:=[.B45]+(12*[.D45]) - 3" office:value-type="float" office:value="10" calcext:value-type="float">
            <text:p>10</text:p>
          </table:table-cell>
          <table:table-cell table:formula="of:=[.C45]+INT(((153*[.F45])+2)/5)+(365*[.E45]) + INT([.E45]/4) - INT([.E45]/100) + INT([.E45]/400) - 32045.5" office:value-type="float" office:value="2436204.5" calcext:value-type="float">
            <text:p>2436204.5</text:p>
          </table:table-cell>
          <table:table-cell table:formula="of:=[.G45]-2400000.5" office:value-type="float" office:value="36204" calcext:value-type="float">
            <text:p>36204</text:p>
          </table:table-cell>
          <table:table-cell table:formula="of:=([.H45] - 15020)*86400" office:value-type="float" office:value="1830297600" calcext:value-type="float">
            <text:p>1830297600</text:p>
          </table:table-cell>
          <table:table-cell table:formula="of:=[.J44]+1" office:value-type="float" office:value="0" calcext:value-type="float">
            <text:p>0</text:p>
          </table:table-cell>
          <table:table-cell table:formula="of:=[.J45]+32.184" office:value-type="float" office:value="32.184" calcext:value-type="float">
            <text:p>32.184</text:p>
          </table:table-cell>
          <table:table-cell office:value-type="string" calcext:value-type="string">
            <text:p>#</text:p>
          </table:table-cell>
          <table:table-cell table:formula="of:=DATE([.A45];[.B45];[.C45])" office:value-type="date" office:date-value="1958-01-01" calcext:value-type="date">
            <text:p>1 Jan 195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46])/12)" office:value-type="float" office:value="0" calcext:value-type="float">
            <text:p>0</text:p>
          </table:table-cell>
          <table:table-cell table:formula="of:=[.A46]+4800-[.D46]" office:value-type="float" office:value="6759" calcext:value-type="float">
            <text:p>6759</text:p>
          </table:table-cell>
          <table:table-cell table:formula="of:=[.B46]+(12*[.D46]) - 3" office:value-type="float" office:value="4" calcext:value-type="float">
            <text:p>4</text:p>
          </table:table-cell>
          <table:table-cell table:formula="of:=[.C46]+INT(((153*[.F46])+2)/5)+(365*[.E46]) + INT([.E46]/4) - INT([.E46]/100) + INT([.E46]/400) - 32045.5" office:value-type="float" office:value="2436750.5" calcext:value-type="float">
            <text:p>2436750.5</text:p>
          </table:table-cell>
          <table:table-cell table:formula="of:=[.G46]-2400000.5" office:value-type="float" office:value="36750" calcext:value-type="float">
            <text:p>36750</text:p>
          </table:table-cell>
          <table:table-cell table:formula="of:=([.H46] - 15020)*86400" office:value-type="float" office:value="1877472000" calcext:value-type="float">
            <text:p>1877472000</text:p>
          </table:table-cell>
          <table:table-cell table:formula="of:=[.J45]+1" office:value-type="float" office:value="1" calcext:value-type="float">
            <text:p>1</text:p>
          </table:table-cell>
          <table:table-cell table:formula="of:=[.J46]+32.184" office:value-type="float" office:value="33.184" calcext:value-type="float">
            <text:p>33.184</text:p>
          </table:table-cell>
          <table:table-cell office:value-type="string" calcext:value-type="string">
            <text:p>#</text:p>
          </table:table-cell>
          <table:table-cell table:formula="of:=DATE([.A46];[.B46];[.C46])" office:value-type="date" office:date-value="1959-07-01" calcext:value-type="date">
            <text:p>1 Jul 1959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47])/12)" office:value-type="float" office:value="0" calcext:value-type="float">
            <text:p>0</text:p>
          </table:table-cell>
          <table:table-cell table:formula="of:=[.A47]+4800-[.D47]" office:value-type="float" office:value="6761" calcext:value-type="float">
            <text:p>6761</text:p>
          </table:table-cell>
          <table:table-cell table:formula="of:=[.B47]+(12*[.D47]) - 3" office:value-type="float" office:value="4" calcext:value-type="float">
            <text:p>4</text:p>
          </table:table-cell>
          <table:table-cell table:formula="of:=[.C47]+INT(((153*[.F47])+2)/5)+(365*[.E47]) + INT([.E47]/4) - INT([.E47]/100) + INT([.E47]/400) - 32045.5" office:value-type="float" office:value="2437481.5" calcext:value-type="float">
            <text:p>2437481.5</text:p>
          </table:table-cell>
          <table:table-cell table:formula="of:=[.G47]-2400000.5" office:value-type="float" office:value="37481" calcext:value-type="float">
            <text:p>37481</text:p>
          </table:table-cell>
          <table:table-cell table:formula="of:=([.H47] - 15020)*86400" office:value-type="float" office:value="1940630400" calcext:value-type="float">
            <text:p>1940630400</text:p>
          </table:table-cell>
          <table:table-cell table:formula="of:=[.J46]+1" office:value-type="float" office:value="2" calcext:value-type="float">
            <text:p>2</text:p>
          </table:table-cell>
          <table:table-cell table:formula="of:=[.J47]+32.184" office:value-type="float" office:value="34.184" calcext:value-type="float">
            <text:p>34.184</text:p>
          </table:table-cell>
          <table:table-cell office:value-type="string" calcext:value-type="string">
            <text:p>#</text:p>
          </table:table-cell>
          <table:table-cell table:formula="of:=DATE([.A47];[.B47];[.C47])" office:value-type="date" office:date-value="1961-07-01" calcext:value-type="date">
            <text:p>1 Jul 196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48])/12)" office:value-type="float" office:value="0" calcext:value-type="float">
            <text:p>0</text:p>
          </table:table-cell>
          <table:table-cell table:formula="of:=[.A48]+4800-[.D48]" office:value-type="float" office:value="6763" calcext:value-type="float">
            <text:p>6763</text:p>
          </table:table-cell>
          <table:table-cell table:formula="of:=[.B48]+(12*[.D48]) - 3" office:value-type="float" office:value="4" calcext:value-type="float">
            <text:p>4</text:p>
          </table:table-cell>
          <table:table-cell table:formula="of:=[.C48]+INT(((153*[.F48])+2)/5)+(365*[.E48]) + INT([.E48]/4) - INT([.E48]/100) + INT([.E48]/400) - 32045.5" office:value-type="float" office:value="2438211.5" calcext:value-type="float">
            <text:p>2438211.5</text:p>
          </table:table-cell>
          <table:table-cell table:formula="of:=[.G48]-2400000.5" office:value-type="float" office:value="38211" calcext:value-type="float">
            <text:p>38211</text:p>
          </table:table-cell>
          <table:table-cell table:formula="of:=([.H48] - 15020)*86400" office:value-type="float" office:value="2003702400" calcext:value-type="float">
            <text:p>2003702400</text:p>
          </table:table-cell>
          <table:table-cell table:formula="of:=[.J47]+1" office:value-type="float" office:value="3" calcext:value-type="float">
            <text:p>3</text:p>
          </table:table-cell>
          <table:table-cell table:formula="of:=[.J48]+32.184" office:value-type="float" office:value="35.184" calcext:value-type="float">
            <text:p>35.184</text:p>
          </table:table-cell>
          <table:table-cell office:value-type="string" calcext:value-type="string">
            <text:p>#</text:p>
          </table:table-cell>
          <table:table-cell table:formula="of:=DATE([.A48];[.B48];[.C48])" office:value-type="date" office:date-value="1963-07-01" calcext:value-type="date">
            <text:p>1 Jul 196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49])/12)" office:value-type="float" office:value="1" calcext:value-type="float">
            <text:p>1</text:p>
          </table:table-cell>
          <table:table-cell table:formula="of:=[.A49]+4800-[.D49]" office:value-type="float" office:value="6764" calcext:value-type="float">
            <text:p>6764</text:p>
          </table:table-cell>
          <table:table-cell table:formula="of:=[.B49]+(12*[.D49]) - 3" office:value-type="float" office:value="10" calcext:value-type="float">
            <text:p>10</text:p>
          </table:table-cell>
          <table:table-cell table:formula="of:=[.C49]+INT(((153*[.F49])+2)/5)+(365*[.E49]) + INT([.E49]/4) - INT([.E49]/100) + INT([.E49]/400) - 32045.5" office:value-type="float" office:value="2438761.5" calcext:value-type="float">
            <text:p>2438761.5</text:p>
          </table:table-cell>
          <table:table-cell table:formula="of:=[.G49]-2400000.5" office:value-type="float" office:value="38761" calcext:value-type="float">
            <text:p>38761</text:p>
          </table:table-cell>
          <table:table-cell table:formula="of:=([.H49] - 15020)*86400" office:value-type="float" office:value="2051222400" calcext:value-type="float">
            <text:p>2051222400</text:p>
          </table:table-cell>
          <table:table-cell table:formula="of:=[.J48]+1" office:value-type="float" office:value="4" calcext:value-type="float">
            <text:p>4</text:p>
          </table:table-cell>
          <table:table-cell table:formula="of:=[.J49]+32.184" office:value-type="float" office:value="36.184" calcext:value-type="float">
            <text:p>36.184</text:p>
          </table:table-cell>
          <table:table-cell office:value-type="string" calcext:value-type="string">
            <text:p>#</text:p>
          </table:table-cell>
          <table:table-cell table:formula="of:=DATE([.A49];[.B49];[.C49])" office:value-type="date" office:date-value="1965-01-01" calcext:value-type="date">
            <text:p>1 Jan 196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50])/12)" office:value-type="float" office:value="0" calcext:value-type="float">
            <text:p>0</text:p>
          </table:table-cell>
          <table:table-cell table:formula="of:=[.A50]+4800-[.D50]" office:value-type="float" office:value="6766" calcext:value-type="float">
            <text:p>6766</text:p>
          </table:table-cell>
          <table:table-cell table:formula="of:=[.B50]+(12*[.D50]) - 3" office:value-type="float" office:value="4" calcext:value-type="float">
            <text:p>4</text:p>
          </table:table-cell>
          <table:table-cell table:formula="of:=[.C50]+INT(((153*[.F50])+2)/5)+(365*[.E50]) + INT([.E50]/4) - INT([.E50]/100) + INT([.E50]/400) - 32045.5" office:value-type="float" office:value="2439307.5" calcext:value-type="float">
            <text:p>2439307.5</text:p>
          </table:table-cell>
          <table:table-cell table:formula="of:=[.G50]-2400000.5" office:value-type="float" office:value="39307" calcext:value-type="float">
            <text:p>39307</text:p>
          </table:table-cell>
          <table:table-cell table:formula="of:=([.H50] - 15020)*86400" office:value-type="float" office:value="2098396800" calcext:value-type="float">
            <text:p>2098396800</text:p>
          </table:table-cell>
          <table:table-cell table:formula="of:=[.J49]+1" office:value-type="float" office:value="5" calcext:value-type="float">
            <text:p>5</text:p>
          </table:table-cell>
          <table:table-cell table:formula="of:=[.J50]+32.184" office:value-type="float" office:value="37.184" calcext:value-type="float">
            <text:p>37.184</text:p>
          </table:table-cell>
          <table:table-cell office:value-type="string" calcext:value-type="string">
            <text:p>#</text:p>
          </table:table-cell>
          <table:table-cell table:formula="of:=DATE([.A50];[.B50];[.C50])" office:value-type="date" office:date-value="1966-07-01" calcext:value-type="date">
            <text:p>1 Jul 196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51])/12)" office:value-type="float" office:value="0" calcext:value-type="float">
            <text:p>0</text:p>
          </table:table-cell>
          <table:table-cell table:formula="of:=[.A51]+4800-[.D51]" office:value-type="float" office:value="6767" calcext:value-type="float">
            <text:p>6767</text:p>
          </table:table-cell>
          <table:table-cell table:formula="of:=[.B51]+(12*[.D51]) - 3" office:value-type="float" office:value="4" calcext:value-type="float">
            <text:p>4</text:p>
          </table:table-cell>
          <table:table-cell table:formula="of:=[.C51]+INT(((153*[.F51])+2)/5)+(365*[.E51]) + INT([.E51]/4) - INT([.E51]/100) + INT([.E51]/400) - 32045.5" office:value-type="float" office:value="2439672.5" calcext:value-type="float">
            <text:p>2439672.5</text:p>
          </table:table-cell>
          <table:table-cell table:formula="of:=[.G51]-2400000.5" office:value-type="float" office:value="39672" calcext:value-type="float">
            <text:p>39672</text:p>
          </table:table-cell>
          <table:table-cell table:formula="of:=([.H51] - 15020)*86400" office:value-type="float" office:value="2129932800" calcext:value-type="float">
            <text:p>2129932800</text:p>
          </table:table-cell>
          <table:table-cell table:formula="of:=[.J50]+1" office:value-type="float" office:value="6" calcext:value-type="float">
            <text:p>6</text:p>
          </table:table-cell>
          <table:table-cell table:formula="of:=[.J51]+32.184" office:value-type="float" office:value="38.184" calcext:value-type="float">
            <text:p>38.184</text:p>
          </table:table-cell>
          <table:table-cell office:value-type="string" calcext:value-type="string">
            <text:p>#</text:p>
          </table:table-cell>
          <table:table-cell table:formula="of:=DATE([.A51];[.B51];[.C51])" office:value-type="date" office:date-value="1967-07-01" calcext:value-type="date">
            <text:p>1 Jul 196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52])/12)" office:value-type="float" office:value="0" calcext:value-type="float">
            <text:p>0</text:p>
          </table:table-cell>
          <table:table-cell table:formula="of:=[.A52]+4800-[.D52]" office:value-type="float" office:value="6768" calcext:value-type="float">
            <text:p>6768</text:p>
          </table:table-cell>
          <table:table-cell table:formula="of:=[.B52]+(12*[.D52]) - 3" office:value-type="float" office:value="4" calcext:value-type="float">
            <text:p>4</text:p>
          </table:table-cell>
          <table:table-cell table:formula="of:=[.C52]+INT(((153*[.F52])+2)/5)+(365*[.E52]) + INT([.E52]/4) - INT([.E52]/100) + INT([.E52]/400) - 32045.5" office:value-type="float" office:value="2440038.5" calcext:value-type="float">
            <text:p>2440038.5</text:p>
          </table:table-cell>
          <table:table-cell table:formula="of:=[.G52]-2400000.5" office:value-type="float" office:value="40038" calcext:value-type="float">
            <text:p>40038</text:p>
          </table:table-cell>
          <table:table-cell table:formula="of:=([.H52] - 15020)*86400" office:value-type="float" office:value="2161555200" calcext:value-type="float">
            <text:p>2161555200</text:p>
          </table:table-cell>
          <table:table-cell table:formula="of:=[.J51]+1" office:value-type="float" office:value="7" calcext:value-type="float">
            <text:p>7</text:p>
          </table:table-cell>
          <table:table-cell table:formula="of:=[.J52]+32.184" office:value-type="float" office:value="39.184" calcext:value-type="float">
            <text:p>39.184</text:p>
          </table:table-cell>
          <table:table-cell office:value-type="string" calcext:value-type="string">
            <text:p>#</text:p>
          </table:table-cell>
          <table:table-cell table:formula="of:=DATE([.A52];[.B52];[.C52])" office:value-type="date" office:date-value="1968-07-01" calcext:value-type="date">
            <text:p>1 Jul 196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53])/12)" office:value-type="float" office:value="0" calcext:value-type="float">
            <text:p>0</text:p>
          </table:table-cell>
          <table:table-cell table:formula="of:=[.A53]+4800-[.D53]" office:value-type="float" office:value="6769" calcext:value-type="float">
            <text:p>6769</text:p>
          </table:table-cell>
          <table:table-cell table:formula="of:=[.B53]+(12*[.D53]) - 3" office:value-type="float" office:value="4" calcext:value-type="float">
            <text:p>4</text:p>
          </table:table-cell>
          <table:table-cell table:formula="of:=[.C53]+INT(((153*[.F53])+2)/5)+(365*[.E53]) + INT([.E53]/4) - INT([.E53]/100) + INT([.E53]/400) - 32045.5" office:value-type="float" office:value="2440403.5" calcext:value-type="float">
            <text:p>2440403.5</text:p>
          </table:table-cell>
          <table:table-cell table:formula="of:=[.G53]-2400000.5" office:value-type="float" office:value="40403" calcext:value-type="float">
            <text:p>40403</text:p>
          </table:table-cell>
          <table:table-cell table:formula="of:=([.H53] - 15020)*86400" office:value-type="float" office:value="2193091200" calcext:value-type="float">
            <text:p>2193091200</text:p>
          </table:table-cell>
          <table:table-cell table:formula="of:=[.J52]+1" office:value-type="float" office:value="8" calcext:value-type="float">
            <text:p>8</text:p>
          </table:table-cell>
          <table:table-cell table:formula="of:=[.J53]+32.184" office:value-type="float" office:value="40.184" calcext:value-type="float">
            <text:p>40.184</text:p>
          </table:table-cell>
          <table:table-cell office:value-type="string" calcext:value-type="string">
            <text:p>#</text:p>
          </table:table-cell>
          <table:table-cell table:formula="of:=DATE([.A53];[.B53];[.C53])" office:value-type="date" office:date-value="1969-07-01" calcext:value-type="date">
            <text:p>1 Jul 196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54])/12)" office:value-type="float" office:value="0" calcext:value-type="float">
            <text:p>0</text:p>
          </table:table-cell>
          <table:table-cell table:formula="of:=[.A54]+4800-[.D54]" office:value-type="float" office:value="6770" calcext:value-type="float">
            <text:p>6770</text:p>
          </table:table-cell>
          <table:table-cell table:formula="of:=[.B54]+(12*[.D54]) - 3" office:value-type="float" office:value="4" calcext:value-type="float">
            <text:p>4</text:p>
          </table:table-cell>
          <table:table-cell table:formula="of:=[.C54]+INT(((153*[.F54])+2)/5)+(365*[.E54]) + INT([.E54]/4) - INT([.E54]/100) + INT([.E54]/400) - 32045.5" office:value-type="float" office:value="2440768.5" calcext:value-type="float">
            <text:p>2440768.5</text:p>
          </table:table-cell>
          <table:table-cell table:formula="of:=[.G54]-2400000.5" office:value-type="float" office:value="40768" calcext:value-type="float">
            <text:p>40768</text:p>
          </table:table-cell>
          <table:table-cell table:formula="of:=([.H54] - 15020)*86400" office:value-type="float" office:value="2224627200" calcext:value-type="float">
            <text:p>2224627200</text:p>
          </table:table-cell>
          <table:table-cell table:formula="of:=[.J53]+1" office:value-type="float" office:value="9" calcext:value-type="float">
            <text:p>9</text:p>
          </table:table-cell>
          <table:table-cell table:formula="of:=[.J54]+32.184" office:value-type="float" office:value="41.184" calcext:value-type="float">
            <text:p>41.184</text:p>
          </table:table-cell>
          <table:table-cell office:value-type="string" calcext:value-type="string">
            <text:p>#</text:p>
          </table:table-cell>
          <table:table-cell table:formula="of:=DATE([.A54];[.B54];[.C54])" office:value-type="date" office:date-value="1970-07-01" calcext:value-type="date">
            <text:p>1 Jul 197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55])/12)" office:value-type="float" office:value="1" calcext:value-type="float">
            <text:p>1</text:p>
          </table:table-cell>
          <table:table-cell table:formula="of:=[.A55]+4800-[.D55]" office:value-type="float" office:value="6771" calcext:value-type="float">
            <text:p>6771</text:p>
          </table:table-cell>
          <table:table-cell table:formula="of:=[.B55]+(12*[.D55]) - 3" office:value-type="float" office:value="10" calcext:value-type="float">
            <text:p>10</text:p>
          </table:table-cell>
          <table:table-cell table:formula="of:=[.C55]+INT(((153*[.F55])+2)/5)+(365*[.E55]) + INT([.E55]/4) - INT([.E55]/100) + INT([.E55]/400) - 32045.5" office:value-type="float" office:value="2441317.5" calcext:value-type="float">
            <text:p>2441317.5</text:p>
          </table:table-cell>
          <table:table-cell table:formula="of:=[.G55]-2400000.5" office:value-type="float" office:value="41317" calcext:value-type="float">
            <text:p>41317</text:p>
          </table:table-cell>
          <table:table-cell table:formula="of:=([.H55] - 15020)*86400" office:value-type="float" office:value="2272060800" calcext:value-type="float">
            <text:p>2272060800</text:p>
          </table:table-cell>
          <table:table-cell table:formula="of:=[.J54]+1" office:value-type="float" office:value="10" calcext:value-type="float">
            <text:p>10</text:p>
          </table:table-cell>
          <table:table-cell table:formula="of:=[.J55]+32.184" office:value-type="float" office:value="42.184" calcext:value-type="float">
            <text:p>42.184</text:p>
          </table:table-cell>
          <table:table-cell office:value-type="string" calcext:value-type="string">
            <text:p>#</text:p>
          </table:table-cell>
          <table:table-cell table:formula="of:=DATE([.A55];[.B55];[.C55])" office:value-type="date" office:date-value="1972-01-01" calcext:value-type="date">
            <text:p>1 Jan 197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56])/12)" office:value-type="float" office:value="0" calcext:value-type="float">
            <text:p>0</text:p>
          </table:table-cell>
          <table:table-cell table:formula="of:=[.A56]+4800-[.D56]" office:value-type="float" office:value="6772" calcext:value-type="float">
            <text:p>6772</text:p>
          </table:table-cell>
          <table:table-cell table:formula="of:=[.B56]+(12*[.D56]) - 3" office:value-type="float" office:value="4" calcext:value-type="float">
            <text:p>4</text:p>
          </table:table-cell>
          <table:table-cell table:formula="of:=[.C56]+INT(((153*[.F56])+2)/5)+(365*[.E56]) + INT([.E56]/4) - INT([.E56]/100) + INT([.E56]/400) - 32045.5" office:value-type="float" office:value="2441499.5" calcext:value-type="float">
            <text:p>2441499.5</text:p>
          </table:table-cell>
          <table:table-cell table:formula="of:=[.G56]-2400000.5" office:value-type="float" office:value="41499" calcext:value-type="float">
            <text:p>41499</text:p>
          </table:table-cell>
          <table:table-cell table:formula="of:=([.H56] - 15020)*86400" office:value-type="float" office:value="2287785600" calcext:value-type="float">
            <text:p>2287785600</text:p>
          </table:table-cell>
          <table:table-cell table:formula="of:=[.J55]+1" office:value-type="float" office:value="11" calcext:value-type="float">
            <text:p>11</text:p>
          </table:table-cell>
          <table:table-cell table:formula="of:=[.J56]+32.184" office:value-type="float" office:value="43.184" calcext:value-type="float">
            <text:p>43.184</text:p>
          </table:table-cell>
          <table:table-cell office:value-type="string" calcext:value-type="string">
            <text:p>#</text:p>
          </table:table-cell>
          <table:table-cell table:formula="of:=DATE([.A56];[.B56];[.C56])" office:value-type="date" office:date-value="1972-07-01" calcext:value-type="date">
            <text:p>1 Jul 197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57])/12)" office:value-type="float" office:value="1" calcext:value-type="float">
            <text:p>1</text:p>
          </table:table-cell>
          <table:table-cell table:formula="of:=[.A57]+4800-[.D57]" office:value-type="float" office:value="6772" calcext:value-type="float">
            <text:p>6772</text:p>
          </table:table-cell>
          <table:table-cell table:formula="of:=[.B57]+(12*[.D57]) - 3" office:value-type="float" office:value="10" calcext:value-type="float">
            <text:p>10</text:p>
          </table:table-cell>
          <table:table-cell table:formula="of:=[.C57]+INT(((153*[.F57])+2)/5)+(365*[.E57]) + INT([.E57]/4) - INT([.E57]/100) + INT([.E57]/400) - 32045.5" office:value-type="float" office:value="2441683.5" calcext:value-type="float">
            <text:p>2441683.5</text:p>
          </table:table-cell>
          <table:table-cell table:formula="of:=[.G57]-2400000.5" office:value-type="float" office:value="41683" calcext:value-type="float">
            <text:p>41683</text:p>
          </table:table-cell>
          <table:table-cell table:formula="of:=([.H57] - 15020)*86400" office:value-type="float" office:value="2303683200" calcext:value-type="float">
            <text:p>2303683200</text:p>
          </table:table-cell>
          <table:table-cell table:formula="of:=[.J56]+1" office:value-type="float" office:value="12" calcext:value-type="float">
            <text:p>12</text:p>
          </table:table-cell>
          <table:table-cell table:formula="of:=[.J57]+32.184" office:value-type="float" office:value="44.184" calcext:value-type="float">
            <text:p>44.184</text:p>
          </table:table-cell>
          <table:table-cell office:value-type="string" calcext:value-type="string">
            <text:p>#</text:p>
          </table:table-cell>
          <table:table-cell table:formula="of:=DATE([.A57];[.B57];[.C57])" office:value-type="date" office:date-value="1973-01-01" calcext:value-type="date">
            <text:p>1 Jan 197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58])/12)" office:value-type="float" office:value="1" calcext:value-type="float">
            <text:p>1</text:p>
          </table:table-cell>
          <table:table-cell table:formula="of:=[.A58]+4800-[.D58]" office:value-type="float" office:value="6773" calcext:value-type="float">
            <text:p>6773</text:p>
          </table:table-cell>
          <table:table-cell table:formula="of:=[.B58]+(12*[.D58]) - 3" office:value-type="float" office:value="10" calcext:value-type="float">
            <text:p>10</text:p>
          </table:table-cell>
          <table:table-cell table:formula="of:=[.C58]+INT(((153*[.F58])+2)/5)+(365*[.E58]) + INT([.E58]/4) - INT([.E58]/100) + INT([.E58]/400) - 32045.5" office:value-type="float" office:value="2442048.5" calcext:value-type="float">
            <text:p>2442048.5</text:p>
          </table:table-cell>
          <table:table-cell table:formula="of:=[.G58]-2400000.5" office:value-type="float" office:value="42048" calcext:value-type="float">
            <text:p>42048</text:p>
          </table:table-cell>
          <table:table-cell table:formula="of:=([.H58] - 15020)*86400" office:value-type="float" office:value="2335219200" calcext:value-type="float">
            <text:p>2335219200</text:p>
          </table:table-cell>
          <table:table-cell table:formula="of:=[.J57]+1" office:value-type="float" office:value="13" calcext:value-type="float">
            <text:p>13</text:p>
          </table:table-cell>
          <table:table-cell table:formula="of:=[.J58]+32.184" office:value-type="float" office:value="45.184" calcext:value-type="float">
            <text:p>45.184</text:p>
          </table:table-cell>
          <table:table-cell office:value-type="string" calcext:value-type="string">
            <text:p>#</text:p>
          </table:table-cell>
          <table:table-cell table:formula="of:=DATE([.A58];[.B58];[.C58])" office:value-type="date" office:date-value="1974-01-01" calcext:value-type="date">
            <text:p>1 Jan 197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59])/12)" office:value-type="float" office:value="1" calcext:value-type="float">
            <text:p>1</text:p>
          </table:table-cell>
          <table:table-cell table:formula="of:=[.A59]+4800-[.D59]" office:value-type="float" office:value="6774" calcext:value-type="float">
            <text:p>6774</text:p>
          </table:table-cell>
          <table:table-cell table:formula="of:=[.B59]+(12*[.D59]) - 3" office:value-type="float" office:value="10" calcext:value-type="float">
            <text:p>10</text:p>
          </table:table-cell>
          <table:table-cell table:formula="of:=[.C59]+INT(((153*[.F59])+2)/5)+(365*[.E59]) + INT([.E59]/4) - INT([.E59]/100) + INT([.E59]/400) - 32045.5" office:value-type="float" office:value="2442413.5" calcext:value-type="float">
            <text:p>2442413.5</text:p>
          </table:table-cell>
          <table:table-cell table:formula="of:=[.G59]-2400000.5" office:value-type="float" office:value="42413" calcext:value-type="float">
            <text:p>42413</text:p>
          </table:table-cell>
          <table:table-cell table:formula="of:=([.H59] - 15020)*86400" office:value-type="float" office:value="2366755200" calcext:value-type="float">
            <text:p>2366755200</text:p>
          </table:table-cell>
          <table:table-cell table:formula="of:=[.J58]+1" office:value-type="float" office:value="14" calcext:value-type="float">
            <text:p>14</text:p>
          </table:table-cell>
          <table:table-cell table:formula="of:=[.J59]+32.184" office:value-type="float" office:value="46.184" calcext:value-type="float">
            <text:p>46.184</text:p>
          </table:table-cell>
          <table:table-cell office:value-type="string" calcext:value-type="string">
            <text:p>#</text:p>
          </table:table-cell>
          <table:table-cell table:formula="of:=DATE([.A59];[.B59];[.C59])" office:value-type="date" office:date-value="1975-01-01" calcext:value-type="date">
            <text:p>1 Jan 197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60])/12)" office:value-type="float" office:value="1" calcext:value-type="float">
            <text:p>1</text:p>
          </table:table-cell>
          <table:table-cell table:formula="of:=[.A60]+4800-[.D60]" office:value-type="float" office:value="6775" calcext:value-type="float">
            <text:p>6775</text:p>
          </table:table-cell>
          <table:table-cell table:formula="of:=[.B60]+(12*[.D60]) - 3" office:value-type="float" office:value="10" calcext:value-type="float">
            <text:p>10</text:p>
          </table:table-cell>
          <table:table-cell table:formula="of:=[.C60]+INT(((153*[.F60])+2)/5)+(365*[.E60]) + INT([.E60]/4) - INT([.E60]/100) + INT([.E60]/400) - 32045.5" office:value-type="float" office:value="2442778.5" calcext:value-type="float">
            <text:p>2442778.5</text:p>
          </table:table-cell>
          <table:table-cell table:formula="of:=[.G60]-2400000.5" office:value-type="float" office:value="42778" calcext:value-type="float">
            <text:p>42778</text:p>
          </table:table-cell>
          <table:table-cell table:formula="of:=([.H60] - 15020)*86400" office:value-type="float" office:value="2398291200" calcext:value-type="float">
            <text:p>2398291200</text:p>
          </table:table-cell>
          <table:table-cell table:formula="of:=[.J59]+1" office:value-type="float" office:value="15" calcext:value-type="float">
            <text:p>15</text:p>
          </table:table-cell>
          <table:table-cell table:formula="of:=[.J60]+32.184" office:value-type="float" office:value="47.184" calcext:value-type="float">
            <text:p>47.184</text:p>
          </table:table-cell>
          <table:table-cell office:value-type="string" calcext:value-type="string">
            <text:p>#</text:p>
          </table:table-cell>
          <table:table-cell table:formula="of:=DATE([.A60];[.B60];[.C60])" office:value-type="date" office:date-value="1976-01-01" calcext:value-type="date">
            <text:p>1 Jan 197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61])/12)" office:value-type="float" office:value="1" calcext:value-type="float">
            <text:p>1</text:p>
          </table:table-cell>
          <table:table-cell table:formula="of:=[.A61]+4800-[.D61]" office:value-type="float" office:value="6776" calcext:value-type="float">
            <text:p>6776</text:p>
          </table:table-cell>
          <table:table-cell table:formula="of:=[.B61]+(12*[.D61]) - 3" office:value-type="float" office:value="10" calcext:value-type="float">
            <text:p>10</text:p>
          </table:table-cell>
          <table:table-cell table:formula="of:=[.C61]+INT(((153*[.F61])+2)/5)+(365*[.E61]) + INT([.E61]/4) - INT([.E61]/100) + INT([.E61]/400) - 32045.5" office:value-type="float" office:value="2443144.5" calcext:value-type="float">
            <text:p>2443144.5</text:p>
          </table:table-cell>
          <table:table-cell table:formula="of:=[.G61]-2400000.5" office:value-type="float" office:value="43144" calcext:value-type="float">
            <text:p>43144</text:p>
          </table:table-cell>
          <table:table-cell table:formula="of:=([.H61] - 15020)*86400" office:value-type="float" office:value="2429913600" calcext:value-type="float">
            <text:p>2429913600</text:p>
          </table:table-cell>
          <table:table-cell table:formula="of:=[.J60]+1" office:value-type="float" office:value="16" calcext:value-type="float">
            <text:p>16</text:p>
          </table:table-cell>
          <table:table-cell table:formula="of:=[.J61]+32.184" office:value-type="float" office:value="48.184" calcext:value-type="float">
            <text:p>48.184</text:p>
          </table:table-cell>
          <table:table-cell office:value-type="string" calcext:value-type="string">
            <text:p>#</text:p>
          </table:table-cell>
          <table:table-cell table:formula="of:=DATE([.A61];[.B61];[.C61])" office:value-type="date" office:date-value="1977-01-01" calcext:value-type="date">
            <text:p>1 Jan 197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62])/12)" office:value-type="float" office:value="1" calcext:value-type="float">
            <text:p>1</text:p>
          </table:table-cell>
          <table:table-cell table:formula="of:=[.A62]+4800-[.D62]" office:value-type="float" office:value="6777" calcext:value-type="float">
            <text:p>6777</text:p>
          </table:table-cell>
          <table:table-cell table:formula="of:=[.B62]+(12*[.D62]) - 3" office:value-type="float" office:value="10" calcext:value-type="float">
            <text:p>10</text:p>
          </table:table-cell>
          <table:table-cell table:formula="of:=[.C62]+INT(((153*[.F62])+2)/5)+(365*[.E62]) + INT([.E62]/4) - INT([.E62]/100) + INT([.E62]/400) - 32045.5" office:value-type="float" office:value="2443509.5" calcext:value-type="float">
            <text:p>2443509.5</text:p>
          </table:table-cell>
          <table:table-cell table:formula="of:=[.G62]-2400000.5" office:value-type="float" office:value="43509" calcext:value-type="float">
            <text:p>43509</text:p>
          </table:table-cell>
          <table:table-cell table:formula="of:=([.H62] - 15020)*86400" office:value-type="float" office:value="2461449600" calcext:value-type="float">
            <text:p>2461449600</text:p>
          </table:table-cell>
          <table:table-cell table:formula="of:=[.J61]+1" office:value-type="float" office:value="17" calcext:value-type="float">
            <text:p>17</text:p>
          </table:table-cell>
          <table:table-cell table:formula="of:=[.J62]+32.184" office:value-type="float" office:value="49.184" calcext:value-type="float">
            <text:p>49.184</text:p>
          </table:table-cell>
          <table:table-cell office:value-type="string" calcext:value-type="string">
            <text:p>#</text:p>
          </table:table-cell>
          <table:table-cell table:formula="of:=DATE([.A62];[.B62];[.C62])" office:value-type="date" office:date-value="1978-01-01" calcext:value-type="date">
            <text:p>1 Jan 197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63])/12)" office:value-type="float" office:value="1" calcext:value-type="float">
            <text:p>1</text:p>
          </table:table-cell>
          <table:table-cell table:formula="of:=[.A63]+4800-[.D63]" office:value-type="float" office:value="6779" calcext:value-type="float">
            <text:p>6779</text:p>
          </table:table-cell>
          <table:table-cell table:formula="of:=[.B63]+(12*[.D63]) - 3" office:value-type="float" office:value="10" calcext:value-type="float">
            <text:p>10</text:p>
          </table:table-cell>
          <table:table-cell table:formula="of:=[.C63]+INT(((153*[.F63])+2)/5)+(365*[.E63]) + INT([.E63]/4) - INT([.E63]/100) + INT([.E63]/400) - 32045.5" office:value-type="float" office:value="2444239.5" calcext:value-type="float">
            <text:p>2444239.5</text:p>
          </table:table-cell>
          <table:table-cell table:formula="of:=[.G63]-2400000.5" office:value-type="float" office:value="44239" calcext:value-type="float">
            <text:p>44239</text:p>
          </table:table-cell>
          <table:table-cell table:formula="of:=([.H63] - 15020)*86400" office:value-type="float" office:value="2524521600" calcext:value-type="float">
            <text:p>2524521600</text:p>
          </table:table-cell>
          <table:table-cell table:formula="of:=[.J62]+1" office:value-type="float" office:value="18" calcext:value-type="float">
            <text:p>18</text:p>
          </table:table-cell>
          <table:table-cell table:formula="of:=[.J63]+32.184" office:value-type="float" office:value="50.184" calcext:value-type="float">
            <text:p>50.184</text:p>
          </table:table-cell>
          <table:table-cell office:value-type="string" calcext:value-type="string">
            <text:p>#</text:p>
          </table:table-cell>
          <table:table-cell table:formula="of:=DATE([.A63];[.B63];[.C63])" office:value-type="date" office:date-value="1980-01-01" calcext:value-type="date">
            <text:p>1 Jan 198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64])/12)" office:value-type="float" office:value="0" calcext:value-type="float">
            <text:p>0</text:p>
          </table:table-cell>
          <table:table-cell table:formula="of:=[.A64]+4800-[.D64]" office:value-type="float" office:value="6781" calcext:value-type="float">
            <text:p>6781</text:p>
          </table:table-cell>
          <table:table-cell table:formula="of:=[.B64]+(12*[.D64]) - 3" office:value-type="float" office:value="4" calcext:value-type="float">
            <text:p>4</text:p>
          </table:table-cell>
          <table:table-cell table:formula="of:=[.C64]+INT(((153*[.F64])+2)/5)+(365*[.E64]) + INT([.E64]/4) - INT([.E64]/100) + INT([.E64]/400) - 32045.5" office:value-type="float" office:value="2444786.5" calcext:value-type="float">
            <text:p>2444786.5</text:p>
          </table:table-cell>
          <table:table-cell table:formula="of:=[.G64]-2400000.5" office:value-type="float" office:value="44786" calcext:value-type="float">
            <text:p>44786</text:p>
          </table:table-cell>
          <table:table-cell table:formula="of:=([.H64] - 15020)*86400" office:value-type="float" office:value="2571782400" calcext:value-type="float">
            <text:p>2571782400</text:p>
          </table:table-cell>
          <table:table-cell table:formula="of:=[.J63]+1" office:value-type="float" office:value="19" calcext:value-type="float">
            <text:p>19</text:p>
          </table:table-cell>
          <table:table-cell table:formula="of:=[.J64]+32.184" office:value-type="float" office:value="51.184" calcext:value-type="float">
            <text:p>51.184</text:p>
          </table:table-cell>
          <table:table-cell office:value-type="string" calcext:value-type="string">
            <text:p>#</text:p>
          </table:table-cell>
          <table:table-cell table:formula="of:=DATE([.A64];[.B64];[.C64])" office:value-type="date" office:date-value="1981-07-01" calcext:value-type="date">
            <text:p>1 Jul 198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65])/12)" office:value-type="float" office:value="0" calcext:value-type="float">
            <text:p>0</text:p>
          </table:table-cell>
          <table:table-cell table:formula="of:=[.A65]+4800-[.D65]" office:value-type="float" office:value="6782" calcext:value-type="float">
            <text:p>6782</text:p>
          </table:table-cell>
          <table:table-cell table:formula="of:=[.B65]+(12*[.D65]) - 3" office:value-type="float" office:value="4" calcext:value-type="float">
            <text:p>4</text:p>
          </table:table-cell>
          <table:table-cell table:formula="of:=[.C65]+INT(((153*[.F65])+2)/5)+(365*[.E65]) + INT([.E65]/4) - INT([.E65]/100) + INT([.E65]/400) - 32045.5" office:value-type="float" office:value="2445151.5" calcext:value-type="float">
            <text:p>2445151.5</text:p>
          </table:table-cell>
          <table:table-cell table:formula="of:=[.G65]-2400000.5" office:value-type="float" office:value="45151" calcext:value-type="float">
            <text:p>45151</text:p>
          </table:table-cell>
          <table:table-cell table:formula="of:=([.H65] - 15020)*86400" office:value-type="float" office:value="2603318400" calcext:value-type="float">
            <text:p>2603318400</text:p>
          </table:table-cell>
          <table:table-cell table:formula="of:=[.J64]+1" office:value-type="float" office:value="20" calcext:value-type="float">
            <text:p>20</text:p>
          </table:table-cell>
          <table:table-cell table:formula="of:=[.J65]+32.184" office:value-type="float" office:value="52.184" calcext:value-type="float">
            <text:p>52.184</text:p>
          </table:table-cell>
          <table:table-cell office:value-type="string" calcext:value-type="string">
            <text:p>#</text:p>
          </table:table-cell>
          <table:table-cell table:formula="of:=DATE([.A65];[.B65];[.C65])" office:value-type="date" office:date-value="1982-07-01" calcext:value-type="date">
            <text:p>1 Jul 19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66])/12)" office:value-type="float" office:value="0" calcext:value-type="float">
            <text:p>0</text:p>
          </table:table-cell>
          <table:table-cell table:formula="of:=[.A66]+4800-[.D66]" office:value-type="float" office:value="6783" calcext:value-type="float">
            <text:p>6783</text:p>
          </table:table-cell>
          <table:table-cell table:formula="of:=[.B66]+(12*[.D66]) - 3" office:value-type="float" office:value="4" calcext:value-type="float">
            <text:p>4</text:p>
          </table:table-cell>
          <table:table-cell table:formula="of:=[.C66]+INT(((153*[.F66])+2)/5)+(365*[.E66]) + INT([.E66]/4) - INT([.E66]/100) + INT([.E66]/400) - 32045.5" office:value-type="float" office:value="2445516.5" calcext:value-type="float">
            <text:p>2445516.5</text:p>
          </table:table-cell>
          <table:table-cell table:formula="of:=[.G66]-2400000.5" office:value-type="float" office:value="45516" calcext:value-type="float">
            <text:p>45516</text:p>
          </table:table-cell>
          <table:table-cell table:formula="of:=([.H66] - 15020)*86400" office:value-type="float" office:value="2634854400" calcext:value-type="float">
            <text:p>2634854400</text:p>
          </table:table-cell>
          <table:table-cell table:formula="of:=[.J65]+1" office:value-type="float" office:value="21" calcext:value-type="float">
            <text:p>21</text:p>
          </table:table-cell>
          <table:table-cell table:formula="of:=[.J66]+32.184" office:value-type="float" office:value="53.184" calcext:value-type="float">
            <text:p>53.184</text:p>
          </table:table-cell>
          <table:table-cell office:value-type="string" calcext:value-type="string">
            <text:p>#</text:p>
          </table:table-cell>
          <table:table-cell table:formula="of:=DATE([.A66];[.B66];[.C66])" office:value-type="date" office:date-value="1983-07-01" calcext:value-type="date">
            <text:p>1 Jul 198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67])/12)" office:value-type="float" office:value="0" calcext:value-type="float">
            <text:p>0</text:p>
          </table:table-cell>
          <table:table-cell table:formula="of:=[.A67]+4800-[.D67]" office:value-type="float" office:value="6785" calcext:value-type="float">
            <text:p>6785</text:p>
          </table:table-cell>
          <table:table-cell table:formula="of:=[.B67]+(12*[.D67]) - 3" office:value-type="float" office:value="4" calcext:value-type="float">
            <text:p>4</text:p>
          </table:table-cell>
          <table:table-cell table:formula="of:=[.C67]+INT(((153*[.F67])+2)/5)+(365*[.E67]) + INT([.E67]/4) - INT([.E67]/100) + INT([.E67]/400) - 32045.5" office:value-type="float" office:value="2446247.5" calcext:value-type="float">
            <text:p>2446247.5</text:p>
          </table:table-cell>
          <table:table-cell table:formula="of:=[.G67]-2400000.5" office:value-type="float" office:value="46247" calcext:value-type="float">
            <text:p>46247</text:p>
          </table:table-cell>
          <table:table-cell table:formula="of:=([.H67] - 15020)*86400" office:value-type="float" office:value="2698012800" calcext:value-type="float">
            <text:p>2698012800</text:p>
          </table:table-cell>
          <table:table-cell table:formula="of:=[.J66]+1" office:value-type="float" office:value="22" calcext:value-type="float">
            <text:p>22</text:p>
          </table:table-cell>
          <table:table-cell table:formula="of:=[.J67]+32.184" office:value-type="float" office:value="54.184" calcext:value-type="float">
            <text:p>54.184</text:p>
          </table:table-cell>
          <table:table-cell office:value-type="string" calcext:value-type="string">
            <text:p>#</text:p>
          </table:table-cell>
          <table:table-cell table:formula="of:=DATE([.A67];[.B67];[.C67])" office:value-type="date" office:date-value="1985-07-01" calcext:value-type="date">
            <text:p>1 Jul 198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68])/12)" office:value-type="float" office:value="1" calcext:value-type="float">
            <text:p>1</text:p>
          </table:table-cell>
          <table:table-cell table:formula="of:=[.A68]+4800-[.D68]" office:value-type="float" office:value="6787" calcext:value-type="float">
            <text:p>6787</text:p>
          </table:table-cell>
          <table:table-cell table:formula="of:=[.B68]+(12*[.D68]) - 3" office:value-type="float" office:value="10" calcext:value-type="float">
            <text:p>10</text:p>
          </table:table-cell>
          <table:table-cell table:formula="of:=[.C68]+INT(((153*[.F68])+2)/5)+(365*[.E68]) + INT([.E68]/4) - INT([.E68]/100) + INT([.E68]/400) - 32045.5" office:value-type="float" office:value="2447161.5" calcext:value-type="float">
            <text:p>2447161.5</text:p>
          </table:table-cell>
          <table:table-cell table:formula="of:=[.G68]-2400000.5" office:value-type="float" office:value="47161" calcext:value-type="float">
            <text:p>47161</text:p>
          </table:table-cell>
          <table:table-cell table:formula="of:=([.H68] - 15020)*86400" office:value-type="float" office:value="2776982400" calcext:value-type="float">
            <text:p>2776982400</text:p>
          </table:table-cell>
          <table:table-cell table:formula="of:=[.J67]+1" office:value-type="float" office:value="23" calcext:value-type="float">
            <text:p>23</text:p>
          </table:table-cell>
          <table:table-cell table:formula="of:=[.J68]+32.184" office:value-type="float" office:value="55.184" calcext:value-type="float">
            <text:p>55.184</text:p>
          </table:table-cell>
          <table:table-cell office:value-type="string" calcext:value-type="string">
            <text:p>#</text:p>
          </table:table-cell>
          <table:table-cell table:formula="of:=DATE([.A68];[.B68];[.C68])" office:value-type="date" office:date-value="1988-01-01" calcext:value-type="date">
            <text:p>1 Jan 198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69])/12)" office:value-type="float" office:value="1" calcext:value-type="float">
            <text:p>1</text:p>
          </table:table-cell>
          <table:table-cell table:formula="of:=[.A69]+4800-[.D69]" office:value-type="float" office:value="6789" calcext:value-type="float">
            <text:p>6789</text:p>
          </table:table-cell>
          <table:table-cell table:formula="of:=[.B69]+(12*[.D69]) - 3" office:value-type="float" office:value="10" calcext:value-type="float">
            <text:p>10</text:p>
          </table:table-cell>
          <table:table-cell table:formula="of:=[.C69]+INT(((153*[.F69])+2)/5)+(365*[.E69]) + INT([.E69]/4) - INT([.E69]/100) + INT([.E69]/400) - 32045.5" office:value-type="float" office:value="2447892.5" calcext:value-type="float">
            <text:p>2447892.5</text:p>
          </table:table-cell>
          <table:table-cell table:formula="of:=[.G69]-2400000.5" office:value-type="float" office:value="47892" calcext:value-type="float">
            <text:p>47892</text:p>
          </table:table-cell>
          <table:table-cell table:formula="of:=([.H69] - 15020)*86400" office:value-type="float" office:value="2840140800" calcext:value-type="float">
            <text:p>2840140800</text:p>
          </table:table-cell>
          <table:table-cell table:formula="of:=[.J68]+1" office:value-type="float" office:value="24" calcext:value-type="float">
            <text:p>24</text:p>
          </table:table-cell>
          <table:table-cell table:formula="of:=[.J69]+32.184" office:value-type="float" office:value="56.184" calcext:value-type="float">
            <text:p>56.184</text:p>
          </table:table-cell>
          <table:table-cell office:value-type="string" calcext:value-type="string">
            <text:p>#</text:p>
          </table:table-cell>
          <table:table-cell table:formula="of:=DATE([.A69];[.B69];[.C69])" office:value-type="date" office:date-value="1990-01-01" calcext:value-type="date">
            <text:p>1 Jan 199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70])/12)" office:value-type="float" office:value="1" calcext:value-type="float">
            <text:p>1</text:p>
          </table:table-cell>
          <table:table-cell table:formula="of:=[.A70]+4800-[.D70]" office:value-type="float" office:value="6790" calcext:value-type="float">
            <text:p>6790</text:p>
          </table:table-cell>
          <table:table-cell table:formula="of:=[.B70]+(12*[.D70]) - 3" office:value-type="float" office:value="10" calcext:value-type="float">
            <text:p>10</text:p>
          </table:table-cell>
          <table:table-cell table:formula="of:=[.C70]+INT(((153*[.F70])+2)/5)+(365*[.E70]) + INT([.E70]/4) - INT([.E70]/100) + INT([.E70]/400) - 32045.5" office:value-type="float" office:value="2448257.5" calcext:value-type="float">
            <text:p>2448257.5</text:p>
          </table:table-cell>
          <table:table-cell table:formula="of:=[.G70]-2400000.5" office:value-type="float" office:value="48257" calcext:value-type="float">
            <text:p>48257</text:p>
          </table:table-cell>
          <table:table-cell table:formula="of:=([.H70] - 15020)*86400" office:value-type="float" office:value="2871676800" calcext:value-type="float">
            <text:p>2871676800</text:p>
          </table:table-cell>
          <table:table-cell table:formula="of:=[.J69]+1" office:value-type="float" office:value="25" calcext:value-type="float">
            <text:p>25</text:p>
          </table:table-cell>
          <table:table-cell table:formula="of:=[.J70]+32.184" office:value-type="float" office:value="57.184" calcext:value-type="float">
            <text:p>57.184</text:p>
          </table:table-cell>
          <table:table-cell office:value-type="string" calcext:value-type="string">
            <text:p>#</text:p>
          </table:table-cell>
          <table:table-cell table:formula="of:=DATE([.A70];[.B70];[.C70])" office:value-type="date" office:date-value="1991-01-01" calcext:value-type="date">
            <text:p>1 Jan 199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71])/12)" office:value-type="float" office:value="0" calcext:value-type="float">
            <text:p>0</text:p>
          </table:table-cell>
          <table:table-cell table:formula="of:=[.A71]+4800-[.D71]" office:value-type="float" office:value="6792" calcext:value-type="float">
            <text:p>6792</text:p>
          </table:table-cell>
          <table:table-cell table:formula="of:=[.B71]+(12*[.D71]) - 3" office:value-type="float" office:value="4" calcext:value-type="float">
            <text:p>4</text:p>
          </table:table-cell>
          <table:table-cell table:formula="of:=[.C71]+INT(((153*[.F71])+2)/5)+(365*[.E71]) + INT([.E71]/4) - INT([.E71]/100) + INT([.E71]/400) - 32045.5" office:value-type="float" office:value="2448804.5" calcext:value-type="float">
            <text:p>2448804.5</text:p>
          </table:table-cell>
          <table:table-cell table:formula="of:=[.G71]-2400000.5" office:value-type="float" office:value="48804" calcext:value-type="float">
            <text:p>48804</text:p>
          </table:table-cell>
          <table:table-cell table:formula="of:=([.H71] - 15020)*86400" office:value-type="float" office:value="2918937600" calcext:value-type="float">
            <text:p>2918937600</text:p>
          </table:table-cell>
          <table:table-cell table:formula="of:=[.J70]+1" office:value-type="float" office:value="26" calcext:value-type="float">
            <text:p>26</text:p>
          </table:table-cell>
          <table:table-cell table:formula="of:=[.J71]+32.184" office:value-type="float" office:value="58.184" calcext:value-type="float">
            <text:p>58.184</text:p>
          </table:table-cell>
          <table:table-cell office:value-type="string" calcext:value-type="string">
            <text:p>#</text:p>
          </table:table-cell>
          <table:table-cell table:formula="of:=DATE([.A71];[.B71];[.C71])" office:value-type="date" office:date-value="1992-07-01" calcext:value-type="date">
            <text:p>1 Jul 199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72])/12)" office:value-type="float" office:value="0" calcext:value-type="float">
            <text:p>0</text:p>
          </table:table-cell>
          <table:table-cell table:formula="of:=[.A72]+4800-[.D72]" office:value-type="float" office:value="6793" calcext:value-type="float">
            <text:p>6793</text:p>
          </table:table-cell>
          <table:table-cell table:formula="of:=[.B72]+(12*[.D72]) - 3" office:value-type="float" office:value="4" calcext:value-type="float">
            <text:p>4</text:p>
          </table:table-cell>
          <table:table-cell table:formula="of:=[.C72]+INT(((153*[.F72])+2)/5)+(365*[.E72]) + INT([.E72]/4) - INT([.E72]/100) + INT([.E72]/400) - 32045.5" office:value-type="float" office:value="2449169.5" calcext:value-type="float">
            <text:p>2449169.5</text:p>
          </table:table-cell>
          <table:table-cell table:formula="of:=[.G72]-2400000.5" office:value-type="float" office:value="49169" calcext:value-type="float">
            <text:p>49169</text:p>
          </table:table-cell>
          <table:table-cell table:formula="of:=([.H72] - 15020)*86400" office:value-type="float" office:value="2950473600" calcext:value-type="float">
            <text:p>2950473600</text:p>
          </table:table-cell>
          <table:table-cell table:formula="of:=[.J71]+1" office:value-type="float" office:value="27" calcext:value-type="float">
            <text:p>27</text:p>
          </table:table-cell>
          <table:table-cell table:formula="of:=[.J72]+32.184" office:value-type="float" office:value="59.184" calcext:value-type="float">
            <text:p>59.184</text:p>
          </table:table-cell>
          <table:table-cell office:value-type="string" calcext:value-type="string">
            <text:p>#</text:p>
          </table:table-cell>
          <table:table-cell table:formula="of:=DATE([.A72];[.B72];[.C72])" office:value-type="date" office:date-value="1993-07-01" calcext:value-type="date">
            <text:p>1 Jul 199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73])/12)" office:value-type="float" office:value="0" calcext:value-type="float">
            <text:p>0</text:p>
          </table:table-cell>
          <table:table-cell table:formula="of:=[.A73]+4800-[.D73]" office:value-type="float" office:value="6794" calcext:value-type="float">
            <text:p>6794</text:p>
          </table:table-cell>
          <table:table-cell table:formula="of:=[.B73]+(12*[.D73]) - 3" office:value-type="float" office:value="4" calcext:value-type="float">
            <text:p>4</text:p>
          </table:table-cell>
          <table:table-cell table:formula="of:=[.C73]+INT(((153*[.F73])+2)/5)+(365*[.E73]) + INT([.E73]/4) - INT([.E73]/100) + INT([.E73]/400) - 32045.5" office:value-type="float" office:value="2449534.5" calcext:value-type="float">
            <text:p>2449534.5</text:p>
          </table:table-cell>
          <table:table-cell table:formula="of:=[.G73]-2400000.5" office:value-type="float" office:value="49534" calcext:value-type="float">
            <text:p>49534</text:p>
          </table:table-cell>
          <table:table-cell table:formula="of:=([.H73] - 15020)*86400" office:value-type="float" office:value="2982009600" calcext:value-type="float">
            <text:p>2982009600</text:p>
          </table:table-cell>
          <table:table-cell table:formula="of:=[.J72]+1" office:value-type="float" office:value="28" calcext:value-type="float">
            <text:p>28</text:p>
          </table:table-cell>
          <table:table-cell table:formula="of:=[.J73]+32.184" office:value-type="float" office:value="60.184" calcext:value-type="float">
            <text:p>60.184</text:p>
          </table:table-cell>
          <table:table-cell office:value-type="string" calcext:value-type="string">
            <text:p>#</text:p>
          </table:table-cell>
          <table:table-cell table:formula="of:=DATE([.A73];[.B73];[.C73])" office:value-type="date" office:date-value="1994-07-01" calcext:value-type="date">
            <text:p>1 Jul 199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74])/12)" office:value-type="float" office:value="1" calcext:value-type="float">
            <text:p>1</text:p>
          </table:table-cell>
          <table:table-cell table:formula="of:=[.A74]+4800-[.D74]" office:value-type="float" office:value="6795" calcext:value-type="float">
            <text:p>6795</text:p>
          </table:table-cell>
          <table:table-cell table:formula="of:=[.B74]+(12*[.D74]) - 3" office:value-type="float" office:value="10" calcext:value-type="float">
            <text:p>10</text:p>
          </table:table-cell>
          <table:table-cell table:formula="of:=[.C74]+INT(((153*[.F74])+2)/5)+(365*[.E74]) + INT([.E74]/4) - INT([.E74]/100) + INT([.E74]/400) - 32045.5" office:value-type="float" office:value="2450083.5" calcext:value-type="float">
            <text:p>2450083.5</text:p>
          </table:table-cell>
          <table:table-cell table:formula="of:=[.G74]-2400000.5" office:value-type="float" office:value="50083" calcext:value-type="float">
            <text:p>50083</text:p>
          </table:table-cell>
          <table:table-cell table:formula="of:=([.H74] - 15020)*86400" office:value-type="float" office:value="3029443200" calcext:value-type="float">
            <text:p>3029443200</text:p>
          </table:table-cell>
          <table:table-cell table:formula="of:=[.J73]+1" office:value-type="float" office:value="29" calcext:value-type="float">
            <text:p>29</text:p>
          </table:table-cell>
          <table:table-cell table:formula="of:=[.J74]+32.184" office:value-type="float" office:value="61.184" calcext:value-type="float">
            <text:p>61.184</text:p>
          </table:table-cell>
          <table:table-cell office:value-type="string" calcext:value-type="string">
            <text:p>#</text:p>
          </table:table-cell>
          <table:table-cell table:formula="of:=DATE([.A74];[.B74];[.C74])" office:value-type="date" office:date-value="1996-01-01" calcext:value-type="date">
            <text:p>1 Jan 199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75])/12)" office:value-type="float" office:value="0" calcext:value-type="float">
            <text:p>0</text:p>
          </table:table-cell>
          <table:table-cell table:formula="of:=[.A75]+4800-[.D75]" office:value-type="float" office:value="6797" calcext:value-type="float">
            <text:p>6797</text:p>
          </table:table-cell>
          <table:table-cell table:formula="of:=[.B75]+(12*[.D75]) - 3" office:value-type="float" office:value="4" calcext:value-type="float">
            <text:p>4</text:p>
          </table:table-cell>
          <table:table-cell table:formula="of:=[.C75]+INT(((153*[.F75])+2)/5)+(365*[.E75]) + INT([.E75]/4) - INT([.E75]/100) + INT([.E75]/400) - 32045.5" office:value-type="float" office:value="2450630.5" calcext:value-type="float">
            <text:p>2450630.5</text:p>
          </table:table-cell>
          <table:table-cell table:formula="of:=[.G75]-2400000.5" office:value-type="float" office:value="50630" calcext:value-type="float">
            <text:p>50630</text:p>
          </table:table-cell>
          <table:table-cell table:formula="of:=([.H75] - 15020)*86400" office:value-type="float" office:value="3076704000" calcext:value-type="float">
            <text:p>3076704000</text:p>
          </table:table-cell>
          <table:table-cell table:formula="of:=[.J74]+1" office:value-type="float" office:value="30" calcext:value-type="float">
            <text:p>30</text:p>
          </table:table-cell>
          <table:table-cell table:formula="of:=[.J75]+32.184" office:value-type="float" office:value="62.184" calcext:value-type="float">
            <text:p>62.184</text:p>
          </table:table-cell>
          <table:table-cell office:value-type="string" calcext:value-type="string">
            <text:p>#</text:p>
          </table:table-cell>
          <table:table-cell table:formula="of:=DATE([.A75];[.B75];[.C75])" office:value-type="date" office:date-value="1997-07-01" calcext:value-type="date">
            <text:p>1 Jul 199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76])/12)" office:value-type="float" office:value="1" calcext:value-type="float">
            <text:p>1</text:p>
          </table:table-cell>
          <table:table-cell table:formula="of:=[.A76]+4800-[.D76]" office:value-type="float" office:value="6798" calcext:value-type="float">
            <text:p>6798</text:p>
          </table:table-cell>
          <table:table-cell table:formula="of:=[.B76]+(12*[.D76]) - 3" office:value-type="float" office:value="10" calcext:value-type="float">
            <text:p>10</text:p>
          </table:table-cell>
          <table:table-cell table:formula="of:=[.C76]+INT(((153*[.F76])+2)/5)+(365*[.E76]) + INT([.E76]/4) - INT([.E76]/100) + INT([.E76]/400) - 32045.5" office:value-type="float" office:value="2451179.5" calcext:value-type="float">
            <text:p>2451179.5</text:p>
          </table:table-cell>
          <table:table-cell table:formula="of:=[.G76]-2400000.5" office:value-type="float" office:value="51179" calcext:value-type="float">
            <text:p>51179</text:p>
          </table:table-cell>
          <table:table-cell table:formula="of:=([.H76] - 15020)*86400" office:value-type="float" office:value="3124137600" calcext:value-type="float">
            <text:p>3124137600</text:p>
          </table:table-cell>
          <table:table-cell table:formula="of:=[.J75]+1" office:value-type="float" office:value="31" calcext:value-type="float">
            <text:p>31</text:p>
          </table:table-cell>
          <table:table-cell table:formula="of:=[.J76]+32.184" office:value-type="float" office:value="63.184" calcext:value-type="float">
            <text:p>63.184</text:p>
          </table:table-cell>
          <table:table-cell office:value-type="string" calcext:value-type="string">
            <text:p>#</text:p>
          </table:table-cell>
          <table:table-cell table:formula="of:=DATE([.A76];[.B76];[.C76])" office:value-type="date" office:date-value="1999-01-01" calcext:value-type="date">
            <text:p>1 Jan 199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77])/12)" office:value-type="float" office:value="1" calcext:value-type="float">
            <text:p>1</text:p>
          </table:table-cell>
          <table:table-cell table:formula="of:=[.A77]+4800-[.D77]" office:value-type="float" office:value="6805" calcext:value-type="float">
            <text:p>6805</text:p>
          </table:table-cell>
          <table:table-cell table:formula="of:=[.B77]+(12*[.D77]) - 3" office:value-type="float" office:value="10" calcext:value-type="float">
            <text:p>10</text:p>
          </table:table-cell>
          <table:table-cell table:formula="of:=[.C77]+INT(((153*[.F77])+2)/5)+(365*[.E77]) + INT([.E77]/4) - INT([.E77]/100) + INT([.E77]/400) - 32045.5" office:value-type="float" office:value="2453736.5" calcext:value-type="float">
            <text:p>2453736.5</text:p>
          </table:table-cell>
          <table:table-cell table:formula="of:=[.G77]-2400000.5" office:value-type="float" office:value="53736" calcext:value-type="float">
            <text:p>53736</text:p>
          </table:table-cell>
          <table:table-cell table:formula="of:=([.H77] - 15020)*86400" office:value-type="float" office:value="3345062400" calcext:value-type="float">
            <text:p>3345062400</text:p>
          </table:table-cell>
          <table:table-cell table:formula="of:=[.J76]+1" office:value-type="float" office:value="32" calcext:value-type="float">
            <text:p>32</text:p>
          </table:table-cell>
          <table:table-cell table:formula="of:=[.J77]+32.184" office:value-type="float" office:value="64.184" calcext:value-type="float">
            <text:p>64.184</text:p>
          </table:table-cell>
          <table:table-cell office:value-type="string" calcext:value-type="string">
            <text:p>#</text:p>
          </table:table-cell>
          <table:table-cell table:formula="of:=DATE([.A77];[.B77];[.C77])" office:value-type="date" office:date-value="2006-01-01" calcext:value-type="date">
            <text:p>1 Jan 200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78])/12)" office:value-type="float" office:value="1" calcext:value-type="float">
            <text:p>1</text:p>
          </table:table-cell>
          <table:table-cell table:formula="of:=[.A78]+4800-[.D78]" office:value-type="float" office:value="6808" calcext:value-type="float">
            <text:p>6808</text:p>
          </table:table-cell>
          <table:table-cell table:formula="of:=[.B78]+(12*[.D78]) - 3" office:value-type="float" office:value="10" calcext:value-type="float">
            <text:p>10</text:p>
          </table:table-cell>
          <table:table-cell table:formula="of:=[.C78]+INT(((153*[.F78])+2)/5)+(365*[.E78]) + INT([.E78]/4) - INT([.E78]/100) + INT([.E78]/400) - 32045.5" office:value-type="float" office:value="2454832.5" calcext:value-type="float">
            <text:p>2454832.5</text:p>
          </table:table-cell>
          <table:table-cell table:formula="of:=[.G78]-2400000.5" office:value-type="float" office:value="54832" calcext:value-type="float">
            <text:p>54832</text:p>
          </table:table-cell>
          <table:table-cell table:formula="of:=([.H78] - 15020)*86400" office:value-type="float" office:value="3439756800" calcext:value-type="float">
            <text:p>3439756800</text:p>
          </table:table-cell>
          <table:table-cell table:formula="of:=[.J77]+1" office:value-type="float" office:value="33" calcext:value-type="float">
            <text:p>33</text:p>
          </table:table-cell>
          <table:table-cell table:formula="of:=[.J78]+32.184" office:value-type="float" office:value="65.184" calcext:value-type="float">
            <text:p>65.184</text:p>
          </table:table-cell>
          <table:table-cell office:value-type="string" calcext:value-type="string">
            <text:p>#</text:p>
          </table:table-cell>
          <table:table-cell table:formula="of:=DATE([.A78];[.B78];[.C78])" office:value-type="date" office:date-value="2009-01-01" calcext:value-type="date">
            <text:p>1 Jan 200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79])/12)" office:value-type="float" office:value="0" calcext:value-type="float">
            <text:p>0</text:p>
          </table:table-cell>
          <table:table-cell table:formula="of:=[.A79]+4800-[.D79]" office:value-type="float" office:value="6812" calcext:value-type="float">
            <text:p>6812</text:p>
          </table:table-cell>
          <table:table-cell table:formula="of:=[.B79]+(12*[.D79]) - 3" office:value-type="float" office:value="4" calcext:value-type="float">
            <text:p>4</text:p>
          </table:table-cell>
          <table:table-cell table:formula="of:=[.C79]+INT(((153*[.F79])+2)/5)+(365*[.E79]) + INT([.E79]/4) - INT([.E79]/100) + INT([.E79]/400) - 32045.5" office:value-type="float" office:value="2456109.5" calcext:value-type="float">
            <text:p>2456109.5</text:p>
          </table:table-cell>
          <table:table-cell table:formula="of:=[.G79]-2400000.5" office:value-type="float" office:value="56109" calcext:value-type="float">
            <text:p>56109</text:p>
          </table:table-cell>
          <table:table-cell table:formula="of:=([.H79] - 15020)*86400" office:value-type="float" office:value="3550089600" calcext:value-type="float">
            <text:p>3550089600</text:p>
          </table:table-cell>
          <table:table-cell table:formula="of:=[.J78]+1" office:value-type="float" office:value="34" calcext:value-type="float">
            <text:p>34</text:p>
          </table:table-cell>
          <table:table-cell table:formula="of:=[.J79]+32.184" office:value-type="float" office:value="66.184" calcext:value-type="float">
            <text:p>66.184</text:p>
          </table:table-cell>
          <table:table-cell office:value-type="string" calcext:value-type="string">
            <text:p>#</text:p>
          </table:table-cell>
          <table:table-cell table:formula="of:=DATE([.A79];[.B79];[.C79])" office:value-type="date" office:date-value="2012-07-01" calcext:value-type="date">
            <text:p>1 Jul 20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14-[.B80])/12)" office:value-type="float" office:value="0" calcext:value-type="float">
            <text:p>0</text:p>
          </table:table-cell>
          <table:table-cell table:formula="of:=[.A80]+4800-[.D80]" office:value-type="float" office:value="6815" calcext:value-type="float">
            <text:p>6815</text:p>
          </table:table-cell>
          <table:table-cell table:formula="of:=[.B80]+(12*[.D80]) - 3" office:value-type="float" office:value="4" calcext:value-type="float">
            <text:p>4</text:p>
          </table:table-cell>
          <table:table-cell table:formula="of:=[.C80]+INT(((153*[.F80])+2)/5)+(365*[.E80]) + INT([.E80]/4) - INT([.E80]/100) + INT([.E80]/400) - 32045.5" office:value-type="float" office:value="2457204.5" calcext:value-type="float">
            <text:p>2457204.5</text:p>
          </table:table-cell>
          <table:table-cell table:formula="of:=[.G80]-2400000.5" office:value-type="float" office:value="57204" calcext:value-type="float">
            <text:p>57204</text:p>
          </table:table-cell>
          <table:table-cell table:formula="of:=([.H80] - 15020)*86400" office:value-type="float" office:value="3644697600" calcext:value-type="float">
            <text:p>3644697600</text:p>
          </table:table-cell>
          <table:table-cell table:formula="of:=[.J79]+1" office:value-type="float" office:value="35" calcext:value-type="float">
            <text:p>35</text:p>
          </table:table-cell>
          <table:table-cell table:formula="of:=[.J80]+32.184" office:value-type="float" office:value="67.184" calcext:value-type="float">
            <text:p>67.184</text:p>
          </table:table-cell>
          <table:table-cell office:value-type="string" calcext:value-type="string">
            <text:p>#</text:p>
          </table:table-cell>
          <table:table-cell table:formula="of:=DATE([.A80];[.B80];[.C80])" office:value-type="date" office:date-value="2015-07-01" calcext:value-type="date">
            <text:p>1 Jul 2015</text:p>
          </table:table-cell>
        </table:table-row>
        <table:table-row table:style-name="ro1" table:number-rows-repeated="104849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/>
      <number:text> </number:text>
      <number:month number:textual="true"/>
      <number:text> </number:text>
      <number:year number:style="long"/>
    </number:dat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5:34:13.399627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auter</meta:initial-creator>
    <meta:creation-date>2016-03-09T09:38:24.959601831</meta:creation-date>
    <dc:date>2016-04-22T15:47:21.656891059</dc:date>
    <dc:creator>John Sauter</dc:creator>
    <meta:editing-duration>PT1H20M44S</meta:editing-duration>
    <meta:editing-cycles>7</meta:editing-cycles>
    <meta:generator>LibreOffice/5.0.6.1$Linux_X86_64 LibreOffice_project/00$Build-1</meta:generator>
    <meta:document-statistic meta:table-count="1" meta:cell-count="997" meta:object-count="0"/>
  </office:meta>
</office:document-meta>
</file>